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Nom:</text:p>
          </table:table-cell>
          <table:table-cell table:style-name="ce1" office:value-type="string">
            <text:p>Marc </text:p>
          </table:table-cell>
          <table:table-cell table:style-name="ce1" office:value-type="string">
            <text:p>Morro Cifre</text:p>
          </table:table-cell>
          <table:table-cell table:style-name="ce1" office:value-type="string">
            <text:p>DNI: 43178645 D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PRÀCTICA II</text:p>
          </table:table-cell>
          <table:table-cell table:style-name="ce1" office:value-type="string">
            <text:p>PROBLEMA I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>
            <text:p>A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y-mes</text:p>
          </table:table-cell>
          <table:table-cell office:value-type="string">
            <text:p>Habitatges iniciats</text:p>
          </table:table-cell>
          <table:table-cell office:value-type="string">
            <text:p>Habitatges acabats</text:p>
          </table:table-cell>
          <table:table-cell office:value-type="string">
            <text:p>Suma</text:p>
          </table:table-cell>
          <table:table-cell table:style-name="ce1" office:value-type="string">
            <text:p>B)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990M01</text:p>
          </table:table-cell>
          <table:table-cell office:value-type="float" office:value="993">
            <text:p>993</text:p>
          </table:table-cell>
          <table:table-cell office:value-type="float" office:value="690">
            <text:p>690</text:p>
          </table:table-cell>
          <table:table-cell table:formula="of:=SUM([.C8]+[.D8])" office:value-type="float" office:value="1683">
            <text:p>1683</text:p>
          </table:table-cell>
          <table:table-cell>
            <draw:frame table:end-cell-address="Hoja1.S39" table:end-x="0.168cm" table:end-y="0.418cm" draw:z-index="0" draw:style-name="gr1" svg:width="31.293cm" svg:height="14.324cm" svg:x="1.393cm" svg:y="0.094cm">
              <draw:object draw:notify-on-update-of-ranges="Hoja1.C8:Hoja1.C127 Hoja1.D7:Hoja1.D7 Hoja1.D8:Hoja1.D127 Hoja1.C8:Hoja1.C1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990M02</text:p>
          </table:table-cell>
          <table:table-cell office:value-type="float" office:value="1076">
            <text:p>1076</text:p>
          </table:table-cell>
          <table:table-cell office:value-type="float" office:value="785">
            <text:p>785</text:p>
          </table:table-cell>
          <table:table-cell table:formula="of:=SUM([.C9]+[.D9])" office:value-type="float" office:value="1861">
            <text:p>186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03</text:p>
          </table:table-cell>
          <table:table-cell office:value-type="float" office:value="870">
            <text:p>870</text:p>
          </table:table-cell>
          <table:table-cell office:value-type="float" office:value="1453">
            <text:p>1453</text:p>
          </table:table-cell>
          <table:table-cell table:formula="of:=SUM([.C10]+[.D10])" office:value-type="float" office:value="2323">
            <text:p>232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04</text:p>
          </table:table-cell>
          <table:table-cell office:value-type="float" office:value="717">
            <text:p>717</text:p>
          </table:table-cell>
          <table:table-cell office:value-type="float" office:value="834">
            <text:p>834</text:p>
          </table:table-cell>
          <table:table-cell table:formula="of:=SUM([.C11]+[.D11])" office:value-type="float" office:value="1551">
            <text:p>155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05</text:p>
          </table:table-cell>
          <table:table-cell office:value-type="float" office:value="955">
            <text:p>955</text:p>
          </table:table-cell>
          <table:table-cell office:value-type="float" office:value="1538">
            <text:p>1538</text:p>
          </table:table-cell>
          <table:table-cell table:formula="of:=SUM([.C12]+[.D12])" office:value-type="float" office:value="2493">
            <text:p>249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06</text:p>
          </table:table-cell>
          <table:table-cell office:value-type="float" office:value="888">
            <text:p>888</text:p>
          </table:table-cell>
          <table:table-cell office:value-type="float" office:value="1518">
            <text:p>1518</text:p>
          </table:table-cell>
          <table:table-cell table:formula="of:=SUM([.C13]+[.D13])" office:value-type="float" office:value="2406">
            <text:p>240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07</text:p>
          </table:table-cell>
          <table:table-cell office:value-type="float" office:value="582">
            <text:p>582</text:p>
          </table:table-cell>
          <table:table-cell office:value-type="float" office:value="1906">
            <text:p>1906</text:p>
          </table:table-cell>
          <table:table-cell table:formula="of:=SUM([.C14]+[.D14])" office:value-type="float" office:value="2488">
            <text:p>248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08</text:p>
          </table:table-cell>
          <table:table-cell office:value-type="float" office:value="714">
            <text:p>714</text:p>
          </table:table-cell>
          <table:table-cell office:value-type="float" office:value="1200">
            <text:p>1200</text:p>
          </table:table-cell>
          <table:table-cell table:formula="of:=SUM([.C15]+[.D15])" office:value-type="float" office:value="1914">
            <text:p>191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09</text:p>
          </table:table-cell>
          <table:table-cell office:value-type="float" office:value="790">
            <text:p>790</text:p>
          </table:table-cell>
          <table:table-cell office:value-type="float" office:value="1447">
            <text:p>1447</text:p>
          </table:table-cell>
          <table:table-cell table:formula="of:=SUM([.C16]+[.D16])" office:value-type="float" office:value="2237">
            <text:p>223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10</text:p>
          </table:table-cell>
          <table:table-cell office:value-type="float" office:value="892">
            <text:p>892</text:p>
          </table:table-cell>
          <table:table-cell office:value-type="float" office:value="1400">
            <text:p>1400</text:p>
          </table:table-cell>
          <table:table-cell table:formula="of:=SUM([.C17]+[.D17])" office:value-type="float" office:value="2292">
            <text:p>229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11</text:p>
          </table:table-cell>
          <table:table-cell office:value-type="float" office:value="369">
            <text:p>369</text:p>
          </table:table-cell>
          <table:table-cell office:value-type="float" office:value="1561">
            <text:p>1561</text:p>
          </table:table-cell>
          <table:table-cell table:formula="of:=SUM([.C18]+[.D18])" office:value-type="float" office:value="1930">
            <text:p>193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0M12</text:p>
          </table:table-cell>
          <table:table-cell office:value-type="float" office:value="702">
            <text:p>702</text:p>
          </table:table-cell>
          <table:table-cell office:value-type="float" office:value="1137">
            <text:p>1137</text:p>
          </table:table-cell>
          <table:table-cell table:formula="of:=SUM([.C19]+[.D19])" office:value-type="float" office:value="1839">
            <text:p>183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01</text:p>
          </table:table-cell>
          <table:table-cell office:value-type="float" office:value="541">
            <text:p>541</text:p>
          </table:table-cell>
          <table:table-cell office:value-type="float" office:value="917">
            <text:p>917</text:p>
          </table:table-cell>
          <table:table-cell table:formula="of:=SUM([.C20]+[.D20])" office:value-type="float" office:value="1458">
            <text:p>14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02</text:p>
          </table:table-cell>
          <table:table-cell office:value-type="float" office:value="570">
            <text:p>570</text:p>
          </table:table-cell>
          <table:table-cell office:value-type="float" office:value="1981">
            <text:p>1981</text:p>
          </table:table-cell>
          <table:table-cell table:formula="of:=SUM([.C21]+[.D21])" office:value-type="float" office:value="2551">
            <text:p>255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03</text:p>
          </table:table-cell>
          <table:table-cell office:value-type="float" office:value="597">
            <text:p>597</text:p>
          </table:table-cell>
          <table:table-cell office:value-type="float" office:value="1262">
            <text:p>1262</text:p>
          </table:table-cell>
          <table:table-cell table:formula="of:=SUM([.C22]+[.D22])" office:value-type="float" office:value="1859">
            <text:p>185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04</text:p>
          </table:table-cell>
          <table:table-cell office:value-type="float" office:value="581">
            <text:p>581</text:p>
          </table:table-cell>
          <table:table-cell office:value-type="float" office:value="840">
            <text:p>840</text:p>
          </table:table-cell>
          <table:table-cell table:formula="of:=SUM([.C23]+[.D23])" office:value-type="float" office:value="1421">
            <text:p>142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05</text:p>
          </table:table-cell>
          <table:table-cell office:value-type="float" office:value="417">
            <text:p>417</text:p>
          </table:table-cell>
          <table:table-cell office:value-type="float" office:value="1430">
            <text:p>1430</text:p>
          </table:table-cell>
          <table:table-cell table:formula="of:=SUM([.C24]+[.D24])" office:value-type="float" office:value="1847">
            <text:p>184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06</text:p>
          </table:table-cell>
          <table:table-cell office:value-type="float" office:value="596">
            <text:p>596</text:p>
          </table:table-cell>
          <table:table-cell office:value-type="float" office:value="1862">
            <text:p>1862</text:p>
          </table:table-cell>
          <table:table-cell table:formula="of:=SUM([.C25]+[.D25])" office:value-type="float" office:value="2458">
            <text:p>24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07</text:p>
          </table:table-cell>
          <table:table-cell office:value-type="float" office:value="747">
            <text:p>747</text:p>
          </table:table-cell>
          <table:table-cell office:value-type="float" office:value="1191">
            <text:p>1191</text:p>
          </table:table-cell>
          <table:table-cell table:formula="of:=SUM([.C26]+[.D26])" office:value-type="float" office:value="1938">
            <text:p>193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08</text:p>
          </table:table-cell>
          <table:table-cell office:value-type="float" office:value="528">
            <text:p>528</text:p>
          </table:table-cell>
          <table:table-cell office:value-type="float" office:value="646">
            <text:p>646</text:p>
          </table:table-cell>
          <table:table-cell table:formula="of:=SUM([.C27]+[.D27])" office:value-type="float" office:value="1174">
            <text:p>117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09</text:p>
          </table:table-cell>
          <table:table-cell office:value-type="float" office:value="435">
            <text:p>435</text:p>
          </table:table-cell>
          <table:table-cell office:value-type="float" office:value="851">
            <text:p>851</text:p>
          </table:table-cell>
          <table:table-cell table:formula="of:=SUM([.C28]+[.D28])" office:value-type="float" office:value="1286">
            <text:p>128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10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table:formula="of:=SUM([.C29]+[.D29])" office:value-type="float" office:value="1592">
            <text:p>159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11</text:p>
          </table:table-cell>
          <table:table-cell office:value-type="float" office:value="562">
            <text:p>562</text:p>
          </table:table-cell>
          <table:table-cell office:value-type="float" office:value="1081">
            <text:p>1081</text:p>
          </table:table-cell>
          <table:table-cell table:formula="of:=SUM([.C30]+[.D30])" office:value-type="float" office:value="1643">
            <text:p>164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1M12</text:p>
          </table:table-cell>
          <table:table-cell office:value-type="float" office:value="197">
            <text:p>197</text:p>
          </table:table-cell>
          <table:table-cell office:value-type="float" office:value="917">
            <text:p>917</text:p>
          </table:table-cell>
          <table:table-cell table:formula="of:=SUM([.C31]+[.D31])" office:value-type="float" office:value="1114">
            <text:p>111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01</text:p>
          </table:table-cell>
          <table:table-cell office:value-type="float" office:value="312">
            <text:p>312</text:p>
          </table:table-cell>
          <table:table-cell office:value-type="float" office:value="714">
            <text:p>714</text:p>
          </table:table-cell>
          <table:table-cell table:formula="of:=SUM([.C32]+[.D32])" office:value-type="float" office:value="1026">
            <text:p>102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02</text:p>
          </table:table-cell>
          <table:table-cell office:value-type="float" office:value="404">
            <text:p>404</text:p>
          </table:table-cell>
          <table:table-cell office:value-type="float" office:value="548">
            <text:p>548</text:p>
          </table:table-cell>
          <table:table-cell table:formula="of:=SUM([.C33]+[.D33])" office:value-type="float" office:value="952">
            <text:p>95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03</text:p>
          </table:table-cell>
          <table:table-cell office:value-type="float" office:value="396">
            <text:p>396</text:p>
          </table:table-cell>
          <table:table-cell office:value-type="float" office:value="936">
            <text:p>936</text:p>
          </table:table-cell>
          <table:table-cell table:formula="of:=SUM([.C34]+[.D34])" office:value-type="float" office:value="1332">
            <text:p>133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04</text:p>
          </table:table-cell>
          <table:table-cell office:value-type="float" office:value="246">
            <text:p>246</text:p>
          </table:table-cell>
          <table:table-cell office:value-type="float" office:value="598">
            <text:p>598</text:p>
          </table:table-cell>
          <table:table-cell table:formula="of:=SUM([.C35]+[.D35])" office:value-type="float" office:value="844">
            <text:p>84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05</text:p>
          </table:table-cell>
          <table:table-cell office:value-type="float" office:value="385">
            <text:p>385</text:p>
          </table:table-cell>
          <table:table-cell office:value-type="float" office:value="700">
            <text:p>700</text:p>
          </table:table-cell>
          <table:table-cell table:formula="of:=SUM([.C36]+[.D36])" office:value-type="float" office:value="1085">
            <text:p>108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06</text:p>
          </table:table-cell>
          <table:table-cell office:value-type="float" office:value="420">
            <text:p>420</text:p>
          </table:table-cell>
          <table:table-cell office:value-type="float" office:value="607">
            <text:p>607</text:p>
          </table:table-cell>
          <table:table-cell table:formula="of:=SUM([.C37]+[.D37])" office:value-type="float" office:value="1027">
            <text:p>102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07</text:p>
          </table:table-cell>
          <table:table-cell office:value-type="float" office:value="437">
            <text:p>437</text:p>
          </table:table-cell>
          <table:table-cell office:value-type="float" office:value="1128">
            <text:p>1128</text:p>
          </table:table-cell>
          <table:table-cell table:formula="of:=SUM([.C38]+[.D38])" office:value-type="float" office:value="1565">
            <text:p>156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08</text:p>
          </table:table-cell>
          <table:table-cell office:value-type="float" office:value="430">
            <text:p>430</text:p>
          </table:table-cell>
          <table:table-cell office:value-type="float" office:value="356">
            <text:p>356</text:p>
          </table:table-cell>
          <table:table-cell table:formula="of:=SUM([.C39]+[.D39])" office:value-type="float" office:value="786">
            <text:p>78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09</text:p>
          </table:table-cell>
          <table:table-cell office:value-type="float" office:value="688">
            <text:p>688</text:p>
          </table:table-cell>
          <table:table-cell office:value-type="float" office:value="437">
            <text:p>437</text:p>
          </table:table-cell>
          <table:table-cell table:formula="of:=SUM([.C40]+[.D40])" office:value-type="float" office:value="1125">
            <text:p>11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10</text:p>
          </table:table-cell>
          <table:table-cell office:value-type="float" office:value="404">
            <text:p>404</text:p>
          </table:table-cell>
          <table:table-cell office:value-type="float" office:value="519">
            <text:p>519</text:p>
          </table:table-cell>
          <table:table-cell table:formula="of:=SUM([.C41]+[.D41])" office:value-type="float" office:value="923">
            <text:p>92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11</text:p>
          </table:table-cell>
          <table:table-cell office:value-type="float" office:value="363">
            <text:p>363</text:p>
          </table:table-cell>
          <table:table-cell office:value-type="float" office:value="577">
            <text:p>577</text:p>
          </table:table-cell>
          <table:table-cell table:formula="of:=SUM([.C42]+[.D42])" office:value-type="float" office:value="940">
            <text:p>94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2M12</text:p>
          </table:table-cell>
          <table:table-cell office:value-type="float" office:value="274">
            <text:p>274</text:p>
          </table:table-cell>
          <table:table-cell office:value-type="float" office:value="570">
            <text:p>570</text:p>
          </table:table-cell>
          <table:table-cell table:formula="of:=SUM([.C43]+[.D43])" office:value-type="float" office:value="844">
            <text:p>84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3M01</text:p>
          </table:table-cell>
          <table:table-cell office:value-type="float" office:value="375">
            <text:p>375</text:p>
          </table:table-cell>
          <table:table-cell office:value-type="float" office:value="586">
            <text:p>586</text:p>
          </table:table-cell>
          <table:table-cell table:formula="of:=SUM([.C44]+[.D44])" office:value-type="float" office:value="961">
            <text:p>96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3M02</text:p>
          </table:table-cell>
          <table:table-cell office:value-type="float" office:value="143">
            <text:p>143</text:p>
          </table:table-cell>
          <table:table-cell office:value-type="float" office:value="409">
            <text:p>409</text:p>
          </table:table-cell>
          <table:table-cell table:formula="of:=SUM([.C45]+[.D45])" office:value-type="float" office:value="552">
            <text:p>552</text:p>
          </table:table-cell>
          <table:table-cell table:style-name="ce1" office:value-type="string">
            <text:p>C)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993M03</text:p>
          </table:table-cell>
          <table:table-cell office:value-type="float" office:value="262">
            <text:p>262</text:p>
          </table:table-cell>
          <table:table-cell office:value-type="float" office:value="559">
            <text:p>559</text:p>
          </table:table-cell>
          <table:table-cell table:formula="of:=SUM([.C46]+[.D46])" office:value-type="float" office:value="821">
            <text:p>821</text:p>
          </table:table-cell>
          <table:table-cell/>
          <table:table-cell office:value-type="string">
            <text:p>Coeficient de correlació:</text:p>
          </table:table-cell>
          <table:table-cell/>
          <table:table-cell table:formula="of:=CORREL([.C8:.C127];[.D8:.D127])" office:value-type="float" office:value="0.158759191346022">
            <text:p>0,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3M04</text:p>
          </table:table-cell>
          <table:table-cell office:value-type="float" office:value="382">
            <text:p>382</text:p>
          </table:table-cell>
          <table:table-cell office:value-type="float" office:value="753">
            <text:p>753</text:p>
          </table:table-cell>
          <table:table-cell table:formula="of:=SUM([.C47]+[.D47])" office:value-type="float" office:value="1135">
            <text:p>113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3M05</text:p>
          </table:table-cell>
          <table:table-cell office:value-type="float" office:value="322">
            <text:p>322</text:p>
          </table:table-cell>
          <table:table-cell office:value-type="float" office:value="597">
            <text:p>597</text:p>
          </table:table-cell>
          <table:table-cell table:formula="of:=SUM([.C48]+[.D48])" office:value-type="float" office:value="919">
            <text:p>919</text:p>
          </table:table-cell>
          <table:table-cell office:value-type="string">
            <text:p>El valor del coeficient de correlació obtingut, 0,16, indica que hi ha poca relació lineal positiva entre les variables “Habitages iniciats” i “Habitatges acabats”.</text:p>
          </table:table-cell>
          <table:table-cell table:number-columns-repeated="9"/>
          <table:table-cell office:value-type="string">
            <text:p><text:s text:c="2"/></text:p>
          </table:table-cell>
        </table:table-row>
        <table:table-row table:style-name="ro1">
          <table:table-cell/>
          <table:table-cell office:value-type="string">
            <text:p>1993M06</text:p>
          </table:table-cell>
          <table:table-cell office:value-type="float" office:value="440">
            <text:p>440</text:p>
          </table:table-cell>
          <table:table-cell office:value-type="float" office:value="464">
            <text:p>464</text:p>
          </table:table-cell>
          <table:table-cell table:formula="of:=SUM([.C49]+[.D49])" office:value-type="float" office:value="904">
            <text:p>904</text:p>
          </table:table-cell>
          <table:table-cell office:value-type="string">
            <text:p>Això significa que quan augmenta una variable l´altre no augmenta i viceversa. Si augmenta el nombre d´habitatges iniciats no augmentara el nombre d´acabats. 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993M07</text:p>
          </table:table-cell>
          <table:table-cell office:value-type="float" office:value="39">
            <text:p>39</text:p>
          </table:table-cell>
          <table:table-cell office:value-type="float" office:value="541">
            <text:p>541</text:p>
          </table:table-cell>
          <table:table-cell table:formula="of:=SUM([.C50]+[.D50])" office:value-type="float" office:value="580">
            <text:p>58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3M08</text:p>
          </table:table-cell>
          <table:table-cell office:value-type="float" office:value="189">
            <text:p>189</text:p>
          </table:table-cell>
          <table:table-cell office:value-type="float" office:value="267">
            <text:p>267</text:p>
          </table:table-cell>
          <table:table-cell table:formula="of:=SUM([.C51]+[.D51])" office:value-type="float" office:value="456">
            <text:p>45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3M09</text:p>
          </table:table-cell>
          <table:table-cell office:value-type="float" office:value="249">
            <text:p>249</text:p>
          </table:table-cell>
          <table:table-cell office:value-type="float" office:value="294">
            <text:p>294</text:p>
          </table:table-cell>
          <table:table-cell table:formula="of:=SUM([.C52]+[.D52])" office:value-type="float" office:value="543">
            <text:p>54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3M10</text:p>
          </table:table-cell>
          <table:table-cell office:value-type="float" office:value="436">
            <text:p>436</text:p>
          </table:table-cell>
          <table:table-cell office:value-type="float" office:value="357">
            <text:p>357</text:p>
          </table:table-cell>
          <table:table-cell table:formula="of:=SUM([.C53]+[.D53])" office:value-type="float" office:value="793">
            <text:p>793</text:p>
          </table:table-cell>
          <table:table-cell table:style-name="ce1" office:value-type="string">
            <text:p>D)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993M11</text:p>
          </table:table-cell>
          <table:table-cell office:value-type="float" office:value="220">
            <text:p>220</text:p>
          </table:table-cell>
          <table:table-cell office:value-type="float" office:value="354">
            <text:p>354</text:p>
          </table:table-cell>
          <table:table-cell table:formula="of:=SUM([.C54]+[.D54])" office:value-type="float" office:value="574">
            <text:p>574</text:p>
          </table:table-cell>
          <table:table-cell/>
          <table:table-cell office:value-type="string">
            <text:p>El coeficient de correlació és menor que 0,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993M12</text:p>
          </table:table-cell>
          <table:table-cell office:value-type="float" office:value="305">
            <text:p>305</text:p>
          </table:table-cell>
          <table:table-cell office:value-type="float" office:value="290">
            <text:p>290</text:p>
          </table:table-cell>
          <table:table-cell table:formula="of:=SUM([.C55]+[.D55])" office:value-type="float" office:value="595">
            <text:p>59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01</text:p>
          </table:table-cell>
          <table:table-cell office:value-type="float" office:value="256">
            <text:p>256</text:p>
          </table:table-cell>
          <table:table-cell office:value-type="float" office:value="245">
            <text:p>245</text:p>
          </table:table-cell>
          <table:table-cell table:formula="of:=SUM([.C56]+[.D56])" office:value-type="float" office:value="501">
            <text:p>5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02</text:p>
          </table:table-cell>
          <table:table-cell office:value-type="float" office:value="191">
            <text:p>191</text:p>
          </table:table-cell>
          <table:table-cell office:value-type="float" office:value="455">
            <text:p>455</text:p>
          </table:table-cell>
          <table:table-cell table:formula="of:=SUM([.C57]+[.D57])" office:value-type="float" office:value="646">
            <text:p>64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03</text:p>
          </table:table-cell>
          <table:table-cell office:value-type="float" office:value="299">
            <text:p>299</text:p>
          </table:table-cell>
          <table:table-cell office:value-type="float" office:value="513">
            <text:p>513</text:p>
          </table:table-cell>
          <table:table-cell table:formula="of:=SUM([.C58]+[.D58])" office:value-type="float" office:value="812">
            <text:p>81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04</text:p>
          </table:table-cell>
          <table:table-cell office:value-type="float" office:value="414">
            <text:p>414</text:p>
          </table:table-cell>
          <table:table-cell office:value-type="float" office:value="448">
            <text:p>448</text:p>
          </table:table-cell>
          <table:table-cell table:formula="of:=SUM([.C59]+[.D59])" office:value-type="float" office:value="862">
            <text:p>86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05</text:p>
          </table:table-cell>
          <table:table-cell office:value-type="float" office:value="158">
            <text:p>158</text:p>
          </table:table-cell>
          <table:table-cell office:value-type="float" office:value="410">
            <text:p>410</text:p>
          </table:table-cell>
          <table:table-cell table:formula="of:=SUM([.C60]+[.D60])" office:value-type="float" office:value="568">
            <text:p>56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06</text:p>
          </table:table-cell>
          <table:table-cell office:value-type="float" office:value="408">
            <text:p>408</text:p>
          </table:table-cell>
          <table:table-cell office:value-type="float" office:value="690">
            <text:p>690</text:p>
          </table:table-cell>
          <table:table-cell table:formula="of:=SUM([.C61]+[.D61])" office:value-type="float" office:value="1098">
            <text:p>109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07</text:p>
          </table:table-cell>
          <table:table-cell office:value-type="float" office:value="380">
            <text:p>380</text:p>
          </table:table-cell>
          <table:table-cell office:value-type="float" office:value="488">
            <text:p>488</text:p>
          </table:table-cell>
          <table:table-cell table:formula="of:=SUM([.C62]+[.D62])" office:value-type="float" office:value="868">
            <text:p>868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1994M08</text:p>
          </table:table-cell>
          <table:table-cell office:value-type="float" office:value="305">
            <text:p>305</text:p>
          </table:table-cell>
          <table:table-cell office:value-type="float" office:value="408">
            <text:p>408</text:p>
          </table:table-cell>
          <table:table-cell table:formula="of:=SUM([.C63]+[.D63])" office:value-type="float" office:value="713">
            <text:p>7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09</text:p>
          </table:table-cell>
          <table:table-cell office:value-type="float" office:value="499">
            <text:p>499</text:p>
          </table:table-cell>
          <table:table-cell office:value-type="float" office:value="166">
            <text:p>166</text:p>
          </table:table-cell>
          <table:table-cell table:formula="of:=SUM([.C64]+[.D64])" office:value-type="float" office:value="665">
            <text:p>66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10</text:p>
          </table:table-cell>
          <table:table-cell office:value-type="float" office:value="350">
            <text:p>350</text:p>
          </table:table-cell>
          <table:table-cell office:value-type="float" office:value="354">
            <text:p>354</text:p>
          </table:table-cell>
          <table:table-cell table:formula="of:=SUM([.C65]+[.D65])" office:value-type="float" office:value="704">
            <text:p>70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11</text:p>
          </table:table-cell>
          <table:table-cell office:value-type="float" office:value="435">
            <text:p>435</text:p>
          </table:table-cell>
          <table:table-cell office:value-type="float" office:value="618">
            <text:p>618</text:p>
          </table:table-cell>
          <table:table-cell table:formula="of:=SUM([.C66]+[.D66])" office:value-type="float" office:value="1053">
            <text:p>10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4M12</text:p>
          </table:table-cell>
          <table:table-cell office:value-type="float" office:value="280">
            <text:p>280</text:p>
          </table:table-cell>
          <table:table-cell office:value-type="float" office:value="284">
            <text:p>284</text:p>
          </table:table-cell>
          <table:table-cell table:formula="of:=SUM([.C67]+[.D67])" office:value-type="float" office:value="564">
            <text:p>5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01</text:p>
          </table:table-cell>
          <table:table-cell office:value-type="float" office:value="308">
            <text:p>308</text:p>
          </table:table-cell>
          <table:table-cell office:value-type="float" office:value="203">
            <text:p>203</text:p>
          </table:table-cell>
          <table:table-cell table:formula="of:=SUM([.C68]+[.D68])" office:value-type="float" office:value="511">
            <text:p>511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string">
            <text:p>1995M02</text:p>
          </table:table-cell>
          <table:table-cell office:value-type="float" office:value="625">
            <text:p>625</text:p>
          </table:table-cell>
          <table:table-cell office:value-type="float" office:value="370">
            <text:p>370</text:p>
          </table:table-cell>
          <table:table-cell table:formula="of:=SUM([.C69]+[.D69])" office:value-type="float" office:value="995">
            <text:p>99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03</text:p>
          </table:table-cell>
          <table:table-cell office:value-type="float" office:value="627">
            <text:p>627</text:p>
          </table:table-cell>
          <table:table-cell office:value-type="float" office:value="254">
            <text:p>254</text:p>
          </table:table-cell>
          <table:table-cell table:formula="of:=SUM([.C70]+[.D70])" office:value-type="float" office:value="881">
            <text:p>88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04</text:p>
          </table:table-cell>
          <table:table-cell office:value-type="float" office:value="341">
            <text:p>341</text:p>
          </table:table-cell>
          <table:table-cell office:value-type="float" office:value="275">
            <text:p>275</text:p>
          </table:table-cell>
          <table:table-cell table:formula="of:=SUM([.C71]+[.D71])" office:value-type="float" office:value="616">
            <text:p>61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05</text:p>
          </table:table-cell>
          <table:table-cell office:value-type="float" office:value="301">
            <text:p>301</text:p>
          </table:table-cell>
          <table:table-cell office:value-type="float" office:value="179">
            <text:p>179</text:p>
          </table:table-cell>
          <table:table-cell table:formula="of:=SUM([.C72]+[.D72])" office:value-type="float" office:value="480">
            <text:p>48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06</text:p>
          </table:table-cell>
          <table:table-cell office:value-type="float" office:value="410">
            <text:p>410</text:p>
          </table:table-cell>
          <table:table-cell office:value-type="float" office:value="150">
            <text:p>150</text:p>
          </table:table-cell>
          <table:table-cell table:formula="of:=SUM([.C73]+[.D73])" office:value-type="float" office:value="560">
            <text:p>56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07</text:p>
          </table:table-cell>
          <table:table-cell office:value-type="float" office:value="420">
            <text:p>420</text:p>
          </table:table-cell>
          <table:table-cell office:value-type="float" office:value="327">
            <text:p>327</text:p>
          </table:table-cell>
          <table:table-cell table:formula="of:=SUM([.C74]+[.D74])" office:value-type="float" office:value="747">
            <text:p>74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string">
            <text:p>1995M08</text:p>
          </table:table-cell>
          <table:table-cell office:value-type="float" office:value="439">
            <text:p>439</text:p>
          </table:table-cell>
          <table:table-cell office:value-type="float" office:value="246">
            <text:p>246</text:p>
          </table:table-cell>
          <table:table-cell table:formula="of:=SUM([.C75]+[.D75])" office:value-type="float" office:value="685">
            <text:p>68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09</text:p>
          </table:table-cell>
          <table:table-cell office:value-type="float" office:value="506">
            <text:p>506</text:p>
          </table:table-cell>
          <table:table-cell office:value-type="float" office:value="316">
            <text:p>316</text:p>
          </table:table-cell>
          <table:table-cell table:formula="of:=SUM([.C76]+[.D76])" office:value-type="float" office:value="822">
            <text:p>82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10</text:p>
          </table:table-cell>
          <table:table-cell office:value-type="float" office:value="457">
            <text:p>457</text:p>
          </table:table-cell>
          <table:table-cell office:value-type="float" office:value="253">
            <text:p>253</text:p>
          </table:table-cell>
          <table:table-cell table:formula="of:=SUM([.C77]+[.D77])" office:value-type="float" office:value="710">
            <text:p>7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11</text:p>
          </table:table-cell>
          <table:table-cell office:value-type="float" office:value="599">
            <text:p>599</text:p>
          </table:table-cell>
          <table:table-cell office:value-type="float" office:value="160">
            <text:p>160</text:p>
          </table:table-cell>
          <table:table-cell table:formula="of:=SUM([.C78]+[.D78])" office:value-type="float" office:value="759">
            <text:p>75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5M12</text:p>
          </table:table-cell>
          <table:table-cell office:value-type="float" office:value="711">
            <text:p>711</text:p>
          </table:table-cell>
          <table:table-cell office:value-type="float" office:value="542">
            <text:p>542</text:p>
          </table:table-cell>
          <table:table-cell table:formula="of:=SUM([.C79]+[.D79])" office:value-type="float" office:value="1253">
            <text:p>12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01</text:p>
          </table:table-cell>
          <table:table-cell office:value-type="float" office:value="543">
            <text:p>543</text:p>
          </table:table-cell>
          <table:table-cell office:value-type="float" office:value="378">
            <text:p>378</text:p>
          </table:table-cell>
          <table:table-cell table:formula="of:=SUM([.C80]+[.D80])" office:value-type="float" office:value="921">
            <text:p>92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02</text:p>
          </table:table-cell>
          <table:table-cell office:value-type="float" office:value="517">
            <text:p>517</text:p>
          </table:table-cell>
          <table:table-cell office:value-type="float" office:value="224">
            <text:p>224</text:p>
          </table:table-cell>
          <table:table-cell table:formula="of:=SUM([.C81]+[.D81])" office:value-type="float" office:value="741">
            <text:p>74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03</text:p>
          </table:table-cell>
          <table:table-cell office:value-type="float" office:value="789">
            <text:p>789</text:p>
          </table:table-cell>
          <table:table-cell office:value-type="float" office:value="476">
            <text:p>476</text:p>
          </table:table-cell>
          <table:table-cell table:formula="of:=SUM([.C82]+[.D82])" office:value-type="float" office:value="1265">
            <text:p>126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04</text:p>
          </table:table-cell>
          <table:table-cell office:value-type="float" office:value="249">
            <text:p>249</text:p>
          </table:table-cell>
          <table:table-cell office:value-type="float" office:value="283">
            <text:p>283</text:p>
          </table:table-cell>
          <table:table-cell table:formula="of:=SUM([.C83]+[.D83])" office:value-type="float" office:value="532">
            <text:p>53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05</text:p>
          </table:table-cell>
          <table:table-cell office:value-type="float" office:value="317">
            <text:p>317</text:p>
          </table:table-cell>
          <table:table-cell office:value-type="float" office:value="387">
            <text:p>387</text:p>
          </table:table-cell>
          <table:table-cell table:formula="of:=SUM([.C84]+[.D84])" office:value-type="float" office:value="704">
            <text:p>70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06</text:p>
          </table:table-cell>
          <table:table-cell office:value-type="float" office:value="246">
            <text:p>246</text:p>
          </table:table-cell>
          <table:table-cell office:value-type="float" office:value="502">
            <text:p>502</text:p>
          </table:table-cell>
          <table:table-cell table:formula="of:=SUM([.C85]+[.D85])" office:value-type="float" office:value="748">
            <text:p>7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07</text:p>
          </table:table-cell>
          <table:table-cell office:value-type="float" office:value="231">
            <text:p>231</text:p>
          </table:table-cell>
          <table:table-cell office:value-type="float" office:value="613">
            <text:p>613</text:p>
          </table:table-cell>
          <table:table-cell table:formula="of:=SUM([.C86]+[.D86])" office:value-type="float" office:value="844">
            <text:p>84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08</text:p>
          </table:table-cell>
          <table:table-cell office:value-type="float" office:value="292">
            <text:p>292</text:p>
          </table:table-cell>
          <table:table-cell office:value-type="float" office:value="441">
            <text:p>441</text:p>
          </table:table-cell>
          <table:table-cell table:formula="of:=SUM([.C87]+[.D87])" office:value-type="float" office:value="733">
            <text:p>73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09</text:p>
          </table:table-cell>
          <table:table-cell office:value-type="float" office:value="211">
            <text:p>211</text:p>
          </table:table-cell>
          <table:table-cell office:value-type="float" office:value="279">
            <text:p>279</text:p>
          </table:table-cell>
          <table:table-cell table:formula="of:=SUM([.C88]+[.D88])" office:value-type="float" office:value="490">
            <text:p>49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10</text:p>
          </table:table-cell>
          <table:table-cell office:value-type="float" office:value="293">
            <text:p>293</text:p>
          </table:table-cell>
          <table:table-cell office:value-type="float" office:value="280">
            <text:p>280</text:p>
          </table:table-cell>
          <table:table-cell table:formula="of:=SUM([.C89]+[.D89])" office:value-type="float" office:value="573">
            <text:p>57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11</text:p>
          </table:table-cell>
          <table:table-cell office:value-type="float" office:value="256">
            <text:p>256</text:p>
          </table:table-cell>
          <table:table-cell office:value-type="float" office:value="809">
            <text:p>809</text:p>
          </table:table-cell>
          <table:table-cell table:formula="of:=SUM([.C90]+[.D90])" office:value-type="float" office:value="1065">
            <text:p>106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6M12</text:p>
          </table:table-cell>
          <table:table-cell office:value-type="float" office:value="242">
            <text:p>242</text:p>
          </table:table-cell>
          <table:table-cell office:value-type="float" office:value="783">
            <text:p>783</text:p>
          </table:table-cell>
          <table:table-cell table:formula="of:=SUM([.C91]+[.D91])" office:value-type="float" office:value="1025">
            <text:p>10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01</text:p>
          </table:table-cell>
          <table:table-cell office:value-type="float" office:value="305">
            <text:p>305</text:p>
          </table:table-cell>
          <table:table-cell office:value-type="float" office:value="376">
            <text:p>376</text:p>
          </table:table-cell>
          <table:table-cell table:formula="of:=SUM([.C92]+[.D92])" office:value-type="float" office:value="681">
            <text:p>68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02</text:p>
          </table:table-cell>
          <table:table-cell office:value-type="float" office:value="1079">
            <text:p>1079</text:p>
          </table:table-cell>
          <table:table-cell office:value-type="float" office:value="462">
            <text:p>462</text:p>
          </table:table-cell>
          <table:table-cell table:formula="of:=SUM([.C93]+[.D93])" office:value-type="float" office:value="1541">
            <text:p>154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03</text:p>
          </table:table-cell>
          <table:table-cell office:value-type="float" office:value="424">
            <text:p>424</text:p>
          </table:table-cell>
          <table:table-cell office:value-type="float" office:value="553">
            <text:p>553</text:p>
          </table:table-cell>
          <table:table-cell table:formula="of:=SUM([.C94]+[.D94])" office:value-type="float" office:value="977">
            <text:p>97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04</text:p>
          </table:table-cell>
          <table:table-cell office:value-type="float" office:value="524">
            <text:p>524</text:p>
          </table:table-cell>
          <table:table-cell office:value-type="float" office:value="373">
            <text:p>373</text:p>
          </table:table-cell>
          <table:table-cell table:formula="of:=SUM([.C95]+[.D95])" office:value-type="float" office:value="897">
            <text:p>89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05</text:p>
          </table:table-cell>
          <table:table-cell office:value-type="float" office:value="540">
            <text:p>540</text:p>
          </table:table-cell>
          <table:table-cell office:value-type="float" office:value="588">
            <text:p>588</text:p>
          </table:table-cell>
          <table:table-cell table:formula="of:=SUM([.C96]+[.D96])" office:value-type="float" office:value="1128">
            <text:p>112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06</text:p>
          </table:table-cell>
          <table:table-cell office:value-type="float" office:value="602">
            <text:p>602</text:p>
          </table:table-cell>
          <table:table-cell office:value-type="float" office:value="441">
            <text:p>441</text:p>
          </table:table-cell>
          <table:table-cell table:formula="of:=SUM([.C97]+[.D97])" office:value-type="float" office:value="1043">
            <text:p>104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07</text:p>
          </table:table-cell>
          <table:table-cell office:value-type="float" office:value="511">
            <text:p>511</text:p>
          </table:table-cell>
          <table:table-cell office:value-type="float" office:value="631">
            <text:p>631</text:p>
          </table:table-cell>
          <table:table-cell table:formula="of:=SUM([.C98]+[.D98])" office:value-type="float" office:value="1142">
            <text:p>114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08</text:p>
          </table:table-cell>
          <table:table-cell office:value-type="float" office:value="572">
            <text:p>572</text:p>
          </table:table-cell>
          <table:table-cell office:value-type="float" office:value="623">
            <text:p>623</text:p>
          </table:table-cell>
          <table:table-cell table:formula="of:=SUM([.C99]+[.D99])" office:value-type="float" office:value="1195">
            <text:p>119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09</text:p>
          </table:table-cell>
          <table:table-cell office:value-type="float" office:value="663">
            <text:p>663</text:p>
          </table:table-cell>
          <table:table-cell office:value-type="float" office:value="806">
            <text:p>806</text:p>
          </table:table-cell>
          <table:table-cell table:formula="of:=SUM([.C100]+[.D100])" office:value-type="float" office:value="1469">
            <text:p>14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10</text:p>
          </table:table-cell>
          <table:table-cell office:value-type="float" office:value="835">
            <text:p>835</text:p>
          </table:table-cell>
          <table:table-cell office:value-type="float" office:value="549">
            <text:p>549</text:p>
          </table:table-cell>
          <table:table-cell table:formula="of:=SUM([.C101]+[.D101])" office:value-type="float" office:value="1384">
            <text:p>138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11</text:p>
          </table:table-cell>
          <table:table-cell office:value-type="float" office:value="431">
            <text:p>431</text:p>
          </table:table-cell>
          <table:table-cell office:value-type="float" office:value="517">
            <text:p>517</text:p>
          </table:table-cell>
          <table:table-cell table:formula="of:=SUM([.C102]+[.D102])" office:value-type="float" office:value="948">
            <text:p>9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7M12</text:p>
          </table:table-cell>
          <table:table-cell office:value-type="float" office:value="613">
            <text:p>613</text:p>
          </table:table-cell>
          <table:table-cell office:value-type="float" office:value="811">
            <text:p>811</text:p>
          </table:table-cell>
          <table:table-cell table:formula="of:=SUM([.C103]+[.D103])" office:value-type="float" office:value="1424">
            <text:p>142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01</text:p>
          </table:table-cell>
          <table:table-cell office:value-type="float" office:value="1029">
            <text:p>1029</text:p>
          </table:table-cell>
          <table:table-cell office:value-type="float" office:value="168">
            <text:p>168</text:p>
          </table:table-cell>
          <table:table-cell table:formula="of:=SUM([.C104]+[.D104])" office:value-type="float" office:value="1197">
            <text:p>119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02</text:p>
          </table:table-cell>
          <table:table-cell office:value-type="float" office:value="745">
            <text:p>745</text:p>
          </table:table-cell>
          <table:table-cell office:value-type="float" office:value="401">
            <text:p>401</text:p>
          </table:table-cell>
          <table:table-cell table:formula="of:=SUM([.C105]+[.D105])" office:value-type="float" office:value="1146">
            <text:p>114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03</text:p>
          </table:table-cell>
          <table:table-cell office:value-type="float" office:value="535">
            <text:p>535</text:p>
          </table:table-cell>
          <table:table-cell office:value-type="float" office:value="317">
            <text:p>317</text:p>
          </table:table-cell>
          <table:table-cell table:formula="of:=SUM([.C106]+[.D106])" office:value-type="float" office:value="852">
            <text:p>85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04</text:p>
          </table:table-cell>
          <table:table-cell office:value-type="float" office:value="283">
            <text:p>283</text:p>
          </table:table-cell>
          <table:table-cell office:value-type="float" office:value="265">
            <text:p>265</text:p>
          </table:table-cell>
          <table:table-cell table:formula="of:=SUM([.C107]+[.D107])" office:value-type="float" office:value="548">
            <text:p>5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05</text:p>
          </table:table-cell>
          <table:table-cell office:value-type="float" office:value="767">
            <text:p>767</text:p>
          </table:table-cell>
          <table:table-cell office:value-type="float" office:value="406">
            <text:p>406</text:p>
          </table:table-cell>
          <table:table-cell table:formula="of:=SUM([.C108]+[.D108])" office:value-type="float" office:value="1173">
            <text:p>117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06</text:p>
          </table:table-cell>
          <table:table-cell office:value-type="float" office:value="890">
            <text:p>890</text:p>
          </table:table-cell>
          <table:table-cell office:value-type="float" office:value="320">
            <text:p>320</text:p>
          </table:table-cell>
          <table:table-cell table:formula="of:=SUM([.C109]+[.D109])" office:value-type="float" office:value="1210">
            <text:p>12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07</text:p>
          </table:table-cell>
          <table:table-cell office:value-type="float" office:value="679">
            <text:p>679</text:p>
          </table:table-cell>
          <table:table-cell office:value-type="float" office:value="243">
            <text:p>243</text:p>
          </table:table-cell>
          <table:table-cell table:formula="of:=SUM([.C110]+[.D110])" office:value-type="float" office:value="922">
            <text:p>92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08</text:p>
          </table:table-cell>
          <table:table-cell office:value-type="float" office:value="743">
            <text:p>743</text:p>
          </table:table-cell>
          <table:table-cell office:value-type="float" office:value="245">
            <text:p>245</text:p>
          </table:table-cell>
          <table:table-cell table:formula="of:=SUM([.C111]+[.D111])" office:value-type="float" office:value="988">
            <text:p>98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09</text:p>
          </table:table-cell>
          <table:table-cell office:value-type="float" office:value="996">
            <text:p>996</text:p>
          </table:table-cell>
          <table:table-cell office:value-type="float" office:value="325">
            <text:p>325</text:p>
          </table:table-cell>
          <table:table-cell table:formula="of:=SUM([.C112]+[.D112])" office:value-type="float" office:value="1321">
            <text:p>132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10</text:p>
          </table:table-cell>
          <table:table-cell office:value-type="float" office:value="1067">
            <text:p>1067</text:p>
          </table:table-cell>
          <table:table-cell office:value-type="float" office:value="300">
            <text:p>300</text:p>
          </table:table-cell>
          <table:table-cell table:formula="of:=SUM([.C113]+[.D113])" office:value-type="float" office:value="1367">
            <text:p>136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11</text:p>
          </table:table-cell>
          <table:table-cell office:value-type="float" office:value="414">
            <text:p>414</text:p>
          </table:table-cell>
          <table:table-cell office:value-type="float" office:value="1185">
            <text:p>1185</text:p>
          </table:table-cell>
          <table:table-cell table:formula="of:=SUM([.C114]+[.D114])" office:value-type="float" office:value="1599">
            <text:p>159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8M12</text:p>
          </table:table-cell>
          <table:table-cell office:value-type="float" office:value="945">
            <text:p>945</text:p>
          </table:table-cell>
          <table:table-cell office:value-type="float" office:value="470">
            <text:p>470</text:p>
          </table:table-cell>
          <table:table-cell table:formula="of:=SUM([.C115]+[.D115])" office:value-type="float" office:value="1415">
            <text:p>141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01</text:p>
          </table:table-cell>
          <table:table-cell office:value-type="float" office:value="952">
            <text:p>952</text:p>
          </table:table-cell>
          <table:table-cell office:value-type="float" office:value="488">
            <text:p>488</text:p>
          </table:table-cell>
          <table:table-cell table:formula="of:=SUM([.C116]+[.D116])" office:value-type="float" office:value="1440">
            <text:p>144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02</text:p>
          </table:table-cell>
          <table:table-cell office:value-type="float" office:value="1698">
            <text:p>1698</text:p>
          </table:table-cell>
          <table:table-cell office:value-type="float" office:value="575">
            <text:p>575</text:p>
          </table:table-cell>
          <table:table-cell table:formula="of:=SUM([.C117]+[.D117])" office:value-type="float" office:value="2273">
            <text:p>227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03</text:p>
          </table:table-cell>
          <table:table-cell office:value-type="float" office:value="1340">
            <text:p>1340</text:p>
          </table:table-cell>
          <table:table-cell office:value-type="float" office:value="899">
            <text:p>899</text:p>
          </table:table-cell>
          <table:table-cell table:formula="of:=SUM([.C118]+[.D118])" office:value-type="float" office:value="2239">
            <text:p>223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04</text:p>
          </table:table-cell>
          <table:table-cell office:value-type="float" office:value="827">
            <text:p>827</text:p>
          </table:table-cell>
          <table:table-cell office:value-type="float" office:value="389">
            <text:p>389</text:p>
          </table:table-cell>
          <table:table-cell table:formula="of:=SUM([.C119]+[.D119])" office:value-type="float" office:value="1216">
            <text:p>121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05</text:p>
          </table:table-cell>
          <table:table-cell office:value-type="float" office:value="949">
            <text:p>949</text:p>
          </table:table-cell>
          <table:table-cell office:value-type="float" office:value="680">
            <text:p>680</text:p>
          </table:table-cell>
          <table:table-cell table:formula="of:=SUM([.C120]+[.D120])" office:value-type="float" office:value="1629">
            <text:p>162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06</text:p>
          </table:table-cell>
          <table:table-cell office:value-type="float" office:value="1463">
            <text:p>1463</text:p>
          </table:table-cell>
          <table:table-cell office:value-type="float" office:value="552">
            <text:p>552</text:p>
          </table:table-cell>
          <table:table-cell table:formula="of:=SUM([.C121]+[.D121])" office:value-type="float" office:value="2015">
            <text:p>201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07</text:p>
          </table:table-cell>
          <table:table-cell office:value-type="float" office:value="1308">
            <text:p>1308</text:p>
          </table:table-cell>
          <table:table-cell office:value-type="float" office:value="766">
            <text:p>766</text:p>
          </table:table-cell>
          <table:table-cell table:formula="of:=SUM([.C122]+[.D122])" office:value-type="float" office:value="2074">
            <text:p>207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08</text:p>
          </table:table-cell>
          <table:table-cell office:value-type="float" office:value="998">
            <text:p>998</text:p>
          </table:table-cell>
          <table:table-cell office:value-type="float" office:value="377">
            <text:p>377</text:p>
          </table:table-cell>
          <table:table-cell table:formula="of:=SUM([.C123]+[.D123])" office:value-type="float" office:value="1375">
            <text:p>13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09</text:p>
          </table:table-cell>
          <table:table-cell office:value-type="float" office:value="1271">
            <text:p>1271</text:p>
          </table:table-cell>
          <table:table-cell office:value-type="float" office:value="401">
            <text:p>401</text:p>
          </table:table-cell>
          <table:table-cell table:formula="of:=SUM([.C124]+[.D124])" office:value-type="float" office:value="1672">
            <text:p>167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10</text:p>
          </table:table-cell>
          <table:table-cell office:value-type="float" office:value="990">
            <text:p>990</text:p>
          </table:table-cell>
          <table:table-cell office:value-type="float" office:value="493">
            <text:p>493</text:p>
          </table:table-cell>
          <table:table-cell table:formula="of:=SUM([.C125]+[.D125])" office:value-type="float" office:value="1483">
            <text:p>148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11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table:formula="of:=SUM([.C126]+[.D126])" office:value-type="float" office:value="1318">
            <text:p>131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999M12</text:p>
          </table:table-cell>
          <table:table-cell office:value-type="float" office:value="752">
            <text:p>752</text:p>
          </table:table-cell>
          <table:table-cell office:value-type="float" office:value="436">
            <text:p>436</text:p>
          </table:table-cell>
          <table:table-cell table:formula="of:=SUM([.C127]+[.D127])" office:value-type="float" office:value="1188">
            <text:p>118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8:.C127])" office:value-type="float" office:value="67201">
            <text:p>67201</text:p>
          </table:table-cell>
          <table:table-cell table:formula="of:=SUM([.D8:.D127])" office:value-type="float" office:value="74642">
            <text:p>74642</text:p>
          </table:table-cell>
          <table:table-cell table:formula="of:=SUM([.C8:.D127])" office:value-type="float" office:value="141843">
            <text:p>14184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E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Eij</text:p>
          </table:table-cell>
          <table:table-cell table:number-columns-repeated="2"/>
          <table:table-cell table:style-name="ce1" office:value-type="string">
            <text:p>(Nij-Eij)^2/Eij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([.C$128]*[.$E8])/[.$E$128]" office:value-type="float" office:value="797.355407034538">
            <text:p>797,36</text:p>
          </table:table-cell>
          <table:table-cell table:formula="of:=([.D$128]*[.$E8])/[.$E$128]" office:value-type="float" office:value="885.644592965462">
            <text:p>885,64</text:p>
          </table:table-cell>
          <table:table-cell/>
          <table:table-cell table:formula="of:=([.C8]-[.C133])^2/[.C133]" office:value-type="float" office:value="48.0046995592308">
            <text:p>48</text:p>
          </table:table-cell>
          <table:table-cell table:formula="of:=([.D8]-[.D133])^2/[.D133]" office:value-type="float" office:value="43.2191502783938">
            <text:p>43,22</text:p>
          </table:table-cell>
          <table:table-cell/>
          <table:table-cell table:style-name="ce1" office:value-type="string">
            <text:p>Xi quadrat</text:p>
          </table:table-cell>
          <table:table-cell table:formula="of:=SUM([.F133:.G252])" office:value-type="float" office:value="16208.4748276431">
            <text:p>16208,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$128]*[.$E9])/[.$E$128]" office:value-type="float" office:value="881.686519602659">
            <text:p>881,69</text:p>
          </table:table-cell>
          <table:table-cell table:formula="of:=([.D$128]*[.$E9])/[.$E$128]" office:value-type="float" office:value="979.313480397341">
            <text:p>979,31</text:p>
          </table:table-cell>
          <table:table-cell/>
          <table:table-cell table:formula="of:=([.C9]-[.C134])^2/[.C134]" office:value-type="float" office:value="42.8244368317479">
            <text:p>42,82</text:p>
          </table:table-cell>
          <table:table-cell table:formula="of:=([.D9]-[.D134])^2/[.D134]" office:value-type="float" office:value="38.5553037101135">
            <text:p>38,56</text:p>
          </table:table-cell>
          <table:table-cell/>
          <table:table-cell table:style-name="ce1" office:value-type="string">
            <text:p>C contingència</text:p>
          </table:table-cell>
          <table:table-cell table:formula="of:=SQRT([.J133]/([.E128]+[.J133]))" office:value-type="float" office:value="0.32023721417019">
            <text:p>0,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$128]*[.$E10])/[.$E$128]" office:value-type="float" office:value="1100.56839604351">
            <text:p>1100,57</text:p>
          </table:table-cell>
          <table:table-cell table:formula="of:=([.D$128]*[.$E10])/[.$E$128]" office:value-type="float" office:value="1222.43160395649">
            <text:p>1222,43</text:p>
          </table:table-cell>
          <table:table-cell/>
          <table:table-cell table:formula="of:=([.C10]-[.C135])^2/[.C135]" office:value-type="float" office:value="48.3039358982069">
            <text:p>48,3</text:p>
          </table:table-cell>
          <table:table-cell table:formula="of:=([.D10]-[.D135])^2/[.D135]" office:value-type="float" office:value="43.4885559912033">
            <text:p>43,49</text:p>
          </table:table-cell>
          <table:table-cell/>
          <table:table-cell table:style-name="ce1" office:value-type="string">
            <text:p>C max</text:p>
          </table:table-cell>
          <table:table-cell table:formula="of:=SQRT(1-0.5)" office:value-type="float" office:value="0.707106781186548">
            <text:p>0,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$128]*[.$E11])/[.$E$128]" office:value-type="float" office:value="734.817728051437">
            <text:p>734,82</text:p>
          </table:table-cell>
          <table:table-cell table:formula="of:=([.D$128]*[.$E11])/[.$E$128]" office:value-type="float" office:value="816.182271948563">
            <text:p>816,18</text:p>
          </table:table-cell>
          <table:table-cell/>
          <table:table-cell table:formula="of:=([.C11]-[.C136])^2/[.C136]" office:value-type="float" office:value="0.432041063784388">
            <text:p>0,43</text:p>
          </table:table-cell>
          <table:table-cell table:formula="of:=([.D11]-[.D136])^2/[.D136]" office:value-type="float" office:value="0.38897124309872">
            <text:p>0,39</text:p>
          </table:table-cell>
          <table:table-cell/>
          <table:table-cell table:style-name="ce1" office:value-type="string">
            <text:p>% C</text:p>
          </table:table-cell>
          <table:table-cell table:formula="of:=([.J134]/[.J135])*100" office:value-type="float" office:value="45.288381145606">
            <text:p>45,29</text:p>
          </table:table-cell>
          <table:table-cell office:value-type="string">
            <text:p>Aquest valor ens indica un grau mitja de dependència entre les variabl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$128]*[.$E12])/[.$E$128]" office:value-type="float" office:value="1181.10934624902">
            <text:p>1181,11</text:p>
          </table:table-cell>
          <table:table-cell table:formula="of:=([.D$128]*[.$E12])/[.$E$128]" office:value-type="float" office:value="1311.89065375098">
            <text:p>1311,89</text:p>
          </table:table-cell>
          <table:table-cell/>
          <table:table-cell table:formula="of:=([.C12]-[.C137])^2/[.C137]" office:value-type="float" office:value="43.285946913827">
            <text:p>43,29</text:p>
          </table:table-cell>
          <table:table-cell table:formula="of:=([.D12]-[.D137])^2/[.D137]" office:value-type="float" office:value="38.9708062291483">
            <text:p>38,9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3])/[.$E$128]" office:value-type="float" office:value="1139.89133055561">
            <text:p>1139,89</text:p>
          </table:table-cell>
          <table:table-cell table:formula="of:=([.D$128]*[.$E13])/[.$E$128]" office:value-type="float" office:value="1266.10866944439">
            <text:p>1266,11</text:p>
          </table:table-cell>
          <table:table-cell/>
          <table:table-cell table:formula="of:=([.C13]-[.C138])^2/[.C138]" office:value-type="float" office:value="55.662536163119">
            <text:p>55,66</text:p>
          </table:table-cell>
          <table:table-cell table:formula="of:=([.D13]-[.D138])^2/[.D138]" office:value-type="float" office:value="50.113583407435">
            <text:p>50,1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4])/[.$E$128]" office:value-type="float" office:value="1178.74049477239">
            <text:p>1178,74</text:p>
          </table:table-cell>
          <table:table-cell table:formula="of:=([.D$128]*[.$E14])/[.$E$128]" office:value-type="float" office:value="1309.25950522761">
            <text:p>1309,26</text:p>
          </table:table-cell>
          <table:table-cell/>
          <table:table-cell table:formula="of:=([.C14]-[.C139])^2/[.C139]" office:value-type="float" office:value="302.101454629297">
            <text:p>302,1</text:p>
          </table:table-cell>
          <table:table-cell table:formula="of:=([.D14]-[.D139])^2/[.D139]" office:value-type="float" office:value="271.985207424016">
            <text:p>271,99</text:p>
          </table:table-cell>
          <table:table-cell/>
          <table:table-cell office:value-type="string">
            <text:p>Les dades ens indiquen que no hi ha una relació lineal entre les variables però sí una certa dependència.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[.C$128]*[.$E15])/[.$E$128]" office:value-type="float" office:value="906.796345254965">
            <text:p>906,8</text:p>
          </table:table-cell>
          <table:table-cell table:formula="of:=([.D$128]*[.$E15])/[.$E$128]" office:value-type="float" office:value="1007.20365474504">
            <text:p>1007,2</text:p>
          </table:table-cell>
          <table:table-cell/>
          <table:table-cell table:formula="of:=([.C15]-[.C140])^2/[.C140]" office:value-type="float" office:value="40.9909357687369">
            <text:p>40,99</text:p>
          </table:table-cell>
          <table:table-cell table:formula="of:=([.D15]-[.D140])^2/[.D140]" office:value-type="float" office:value="36.9045828701655">
            <text:p>36,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6])/[.$E$128]" office:value-type="float" office:value="1059.82415064543">
            <text:p>1059,82</text:p>
          </table:table-cell>
          <table:table-cell table:formula="of:=([.D$128]*[.$E16])/[.$E$128]" office:value-type="float" office:value="1177.17584935457">
            <text:p>1177,18</text:p>
          </table:table-cell>
          <table:table-cell/>
          <table:table-cell table:formula="of:=([.C16]-[.C141])^2/[.C141]" office:value-type="float" office:value="68.6954267150739">
            <text:p>68,7</text:p>
          </table:table-cell>
          <table:table-cell table:formula="of:=([.D16]-[.D141])^2/[.D141]" office:value-type="float" office:value="61.8472357476981">
            <text:p>61,8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7])/[.$E$128]" office:value-type="float" office:value="1085.88151688839">
            <text:p>1085,88</text:p>
          </table:table-cell>
          <table:table-cell table:formula="of:=([.D$128]*[.$E17])/[.$E$128]" office:value-type="float" office:value="1206.11848311161">
            <text:p>1206,12</text:p>
          </table:table-cell>
          <table:table-cell/>
          <table:table-cell table:formula="of:=([.C17]-[.C142])^2/[.C142]" office:value-type="float" office:value="34.6170756259469">
            <text:p>34,62</text:p>
          </table:table-cell>
          <table:table-cell table:formula="of:=([.D17]-[.D142])^2/[.D142]" office:value-type="float" office:value="31.1661276377811">
            <text:p>31,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8])/[.$E$128]" office:value-type="float" office:value="914.376669980189">
            <text:p>914,38</text:p>
          </table:table-cell>
          <table:table-cell table:formula="of:=([.D$128]*[.$E18])/[.$E$128]" office:value-type="float" office:value="1015.62333001981">
            <text:p>1015,62</text:p>
          </table:table-cell>
          <table:table-cell/>
          <table:table-cell table:formula="of:=([.C18]-[.C143])^2/[.C143]" office:value-type="float" office:value="325.287949620504">
            <text:p>325,29</text:p>
          </table:table-cell>
          <table:table-cell table:formula="of:=([.D18]-[.D143])^2/[.D143]" office:value-type="float" office:value="292.860259672135">
            <text:p>292,8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9])/[.$E$128]" office:value-type="float" office:value="871.263573105476">
            <text:p>871,26</text:p>
          </table:table-cell>
          <table:table-cell table:formula="of:=([.D$128]*[.$E19])/[.$E$128]" office:value-type="float" office:value="967.736426894524">
            <text:p>967,74</text:p>
          </table:table-cell>
          <table:table-cell/>
          <table:table-cell table:formula="of:=([.C19]-[.C144])^2/[.C144]" office:value-type="float" office:value="32.8834557817148">
            <text:p>32,88</text:p>
          </table:table-cell>
          <table:table-cell table:formula="of:=([.D19]-[.D144])^2/[.D144]" office:value-type="float" office:value="29.6053309395115">
            <text:p>29,6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0])/[.$E$128]" office:value-type="float" office:value="690.757090586071">
            <text:p>690,76</text:p>
          </table:table-cell>
          <table:table-cell table:formula="of:=([.D$128]*[.$E20])/[.$E$128]" office:value-type="float" office:value="767.24290941393">
            <text:p>767,24</text:p>
          </table:table-cell>
          <table:table-cell/>
          <table:table-cell table:formula="of:=([.C20]-[.C145])^2/[.C145]" office:value-type="float" office:value="32.4675439260077">
            <text:p>32,47</text:p>
          </table:table-cell>
          <table:table-cell table:formula="of:=([.D20]-[.D145])^2/[.D145]" office:value-type="float" office:value="29.2308809969138">
            <text:p>29,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1])/[.$E$128]" office:value-type="float" office:value="1208.58802337796">
            <text:p>1208,59</text:p>
          </table:table-cell>
          <table:table-cell table:formula="of:=([.D$128]*[.$E21])/[.$E$128]" office:value-type="float" office:value="1342.41197662204">
            <text:p>1342,41</text:p>
          </table:table-cell>
          <table:table-cell/>
          <table:table-cell table:formula="of:=([.C21]-[.C146])^2/[.C146]" office:value-type="float" office:value="337.414119380398">
            <text:p>337,41</text:p>
          </table:table-cell>
          <table:table-cell table:formula="of:=([.D21]-[.D146])^2/[.D146]" office:value-type="float" office:value="303.777581475337">
            <text:p>303,7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2])/[.$E$128]" office:value-type="float" office:value="880.738979012006">
            <text:p>880,74</text:p>
          </table:table-cell>
          <table:table-cell table:formula="of:=([.D$128]*[.$E22])/[.$E$128]" office:value-type="float" office:value="978.261020987994">
            <text:p>978,26</text:p>
          </table:table-cell>
          <table:table-cell/>
          <table:table-cell table:formula="of:=([.C22]-[.C147])^2/[.C147]" office:value-type="float" office:value="91.4093847658334">
            <text:p>91,41</text:p>
          </table:table-cell>
          <table:table-cell table:formula="of:=([.D22]-[.D147])^2/[.D147]" office:value-type="float" office:value="82.296857876916">
            <text:p>82,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3])/[.$E$128]" office:value-type="float" office:value="673.227589658989">
            <text:p>673,23</text:p>
          </table:table-cell>
          <table:table-cell table:formula="of:=([.D$128]*[.$E23])/[.$E$128]" office:value-type="float" office:value="747.772410341011">
            <text:p>747,77</text:p>
          </table:table-cell>
          <table:table-cell/>
          <table:table-cell table:formula="of:=([.C23]-[.C148])^2/[.C148]" office:value-type="float" office:value="12.6345509675493">
            <text:p>12,63</text:p>
          </table:table-cell>
          <table:table-cell table:formula="of:=([.D23]-[.D148])^2/[.D148]" office:value-type="float" office:value="11.3750229035969">
            <text:p>11,3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4])/[.$E$128]" office:value-type="float" office:value="875.053735468088">
            <text:p>875,05</text:p>
          </table:table-cell>
          <table:table-cell table:formula="of:=([.D$128]*[.$E24])/[.$E$128]" office:value-type="float" office:value="971.946264531912">
            <text:p>971,95</text:p>
          </table:table-cell>
          <table:table-cell/>
          <table:table-cell table:formula="of:=([.C24]-[.C149])^2/[.C149]" office:value-type="float" office:value="239.771817514766">
            <text:p>239,77</text:p>
          </table:table-cell>
          <table:table-cell table:formula="of:=([.D24]-[.D149])^2/[.D149]" office:value-type="float" office:value="215.869160912219">
            <text:p>215,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5])/[.$E$128]" office:value-type="float" office:value="1164.52738591259">
            <text:p>1164,53</text:p>
          </table:table-cell>
          <table:table-cell table:formula="of:=([.D$128]*[.$E25])/[.$E$128]" office:value-type="float" office:value="1293.47261408741">
            <text:p>1293,47</text:p>
          </table:table-cell>
          <table:table-cell/>
          <table:table-cell table:formula="of:=([.C25]-[.C150])^2/[.C150]" office:value-type="float" office:value="277.557567509939">
            <text:p>277,56</text:p>
          </table:table-cell>
          <table:table-cell table:formula="of:=([.D25]-[.D150])^2/[.D150]" office:value-type="float" office:value="249.888080360057">
            <text:p>249,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6])/[.$E$128]" office:value-type="float" office:value="918.166832342802">
            <text:p>918,17</text:p>
          </table:table-cell>
          <table:table-cell table:formula="of:=([.D$128]*[.$E26])/[.$E$128]" office:value-type="float" office:value="1019.8331676572">
            <text:p>1019,83</text:p>
          </table:table-cell>
          <table:table-cell/>
          <table:table-cell table:formula="of:=([.C26]-[.C151])^2/[.C151]" office:value-type="float" office:value="31.9093256935796">
            <text:p>31,91</text:p>
          </table:table-cell>
          <table:table-cell table:formula="of:=([.D26]-[.D151])^2/[.D151]" office:value-type="float" office:value="28.728311084031">
            <text:p>28,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7])/[.$E$128]" office:value-type="float" office:value="556.206326713338">
            <text:p>556,21</text:p>
          </table:table-cell>
          <table:table-cell table:formula="of:=([.D$128]*[.$E27])/[.$E$128]" office:value-type="float" office:value="617.793673286662">
            <text:p>617,79</text:p>
          </table:table-cell>
          <table:table-cell/>
          <table:table-cell table:formula="of:=([.C27]-[.C152])^2/[.C152]" office:value-type="float" office:value="1.43039880786829">
            <text:p>1,43</text:p>
          </table:table-cell>
          <table:table-cell table:formula="of:=([.D27]-[.D152])^2/[.D152]" office:value-type="float" office:value="1.28780351929955">
            <text:p>1,2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8])/[.$E$128]" office:value-type="float" office:value="609.268599789909">
            <text:p>609,27</text:p>
          </table:table-cell>
          <table:table-cell table:formula="of:=([.D$128]*[.$E28])/[.$E$128]" office:value-type="float" office:value="676.731400210092">
            <text:p>676,73</text:p>
          </table:table-cell>
          <table:table-cell/>
          <table:table-cell table:formula="of:=([.C28]-[.C153])^2/[.C153]" office:value-type="float" office:value="49.8459052102923">
            <text:p>49,85</text:p>
          </table:table-cell>
          <table:table-cell table:formula="of:=([.D28]-[.D153])^2/[.D153]" office:value-type="float" office:value="44.876807642304">
            <text:p>44,8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29])/[.$E$128]" office:value-type="float" office:value="754.242310159825">
            <text:p>754,24</text:p>
          </table:table-cell>
          <table:table-cell table:formula="of:=([.D$128]*[.$E29])/[.$E$128]" office:value-type="float" office:value="837.757689840175">
            <text:p>837,76</text:p>
          </table:table-cell>
          <table:table-cell/>
          <table:table-cell table:formula="of:=([.C29]-[.C154])^2/[.C154]" office:value-type="float" office:value="45.9881362082674">
            <text:p>45,99</text:p>
          </table:table-cell>
          <table:table-cell table:formula="of:=([.D29]-[.D154])^2/[.D154]" office:value-type="float" office:value="41.4036164804236">
            <text:p>41,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0])/[.$E$128]" office:value-type="float" office:value="778.404595221477">
            <text:p>778,4</text:p>
          </table:table-cell>
          <table:table-cell table:formula="of:=([.D$128]*[.$E30])/[.$E$128]" office:value-type="float" office:value="864.595404778523">
            <text:p>864,6</text:p>
          </table:table-cell>
          <table:table-cell/>
          <table:table-cell table:formula="of:=([.C30]-[.C155])^2/[.C155]" office:value-type="float" office:value="60.1627342907023">
            <text:p>60,16</text:p>
          </table:table-cell>
          <table:table-cell table:formula="of:=([.D30]-[.D155])^2/[.D155]" office:value-type="float" office:value="54.1651604601898">
            <text:p>54,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1])/[.$E$128]" office:value-type="float" office:value="527.780108993747">
            <text:p>527,78</text:p>
          </table:table-cell>
          <table:table-cell table:formula="of:=([.D$128]*[.$E31])/[.$E$128]" office:value-type="float" office:value="586.219891006253">
            <text:p>586,22</text:p>
          </table:table-cell>
          <table:table-cell/>
          <table:table-cell table:formula="of:=([.C31]-[.C156])^2/[.C156]" office:value-type="float" office:value="207.312626302882">
            <text:p>207,31</text:p>
          </table:table-cell>
          <table:table-cell table:formula="of:=([.D31]-[.D156])^2/[.D156]" office:value-type="float" office:value="186.645799954181">
            <text:p>186,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2])/[.$E$128]" office:value-type="float" office:value="486.088323005013">
            <text:p>486,09</text:p>
          </table:table-cell>
          <table:table-cell table:formula="of:=([.D$128]*[.$E32])/[.$E$128]" office:value-type="float" office:value="539.911676994987">
            <text:p>539,91</text:p>
          </table:table-cell>
          <table:table-cell/>
          <table:table-cell table:formula="of:=([.C32]-[.C157])^2/[.C157]" office:value-type="float" office:value="62.3482251524587">
            <text:p>62,35</text:p>
          </table:table-cell>
          <table:table-cell table:formula="of:=([.D32]-[.D157])^2/[.D157]" office:value-type="float" office:value="56.1327815234101">
            <text:p>56,1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3])/[.$E$128]" office:value-type="float" office:value="451.02932115085">
            <text:p>451,03</text:p>
          </table:table-cell>
          <table:table-cell table:formula="of:=([.D$128]*[.$E33])/[.$E$128]" office:value-type="float" office:value="500.97067884915">
            <text:p>500,97</text:p>
          </table:table-cell>
          <table:table-cell/>
          <table:table-cell table:formula="of:=([.C33]-[.C158])^2/[.C158]" office:value-type="float" office:value="4.90379880905801">
            <text:p>4,9</text:p>
          </table:table-cell>
          <table:table-cell table:formula="of:=([.D33]-[.D158])^2/[.D158]" office:value-type="float" office:value="4.41494311202148">
            <text:p>4,4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4])/[.$E$128]" office:value-type="float" office:value="631.062033374929">
            <text:p>631,06</text:p>
          </table:table-cell>
          <table:table-cell table:formula="of:=([.D$128]*[.$E34])/[.$E$128]" office:value-type="float" office:value="700.937966625071">
            <text:p>700,94</text:p>
          </table:table-cell>
          <table:table-cell/>
          <table:table-cell table:formula="of:=([.C34]-[.C159])^2/[.C159]" office:value-type="float" office:value="87.5574137123352">
            <text:p>87,56</text:p>
          </table:table-cell>
          <table:table-cell table:formula="of:=([.D34]-[.D159])^2/[.D159]" office:value-type="float" office:value="78.8288866708105">
            <text:p>78,8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5])/[.$E$128]" office:value-type="float" office:value="399.862129255585">
            <text:p>399,86</text:p>
          </table:table-cell>
          <table:table-cell table:formula="of:=([.D$128]*[.$E35])/[.$E$128]" office:value-type="float" office:value="444.137870744415">
            <text:p>444,14</text:p>
          </table:table-cell>
          <table:table-cell/>
          <table:table-cell table:formula="of:=([.C35]-[.C160])^2/[.C160]" office:value-type="float" office:value="59.2042933976644">
            <text:p>59,2</text:p>
          </table:table-cell>
          <table:table-cell table:formula="of:=([.D35]-[.D160])^2/[.D160]" office:value-type="float" office:value="53.3022657567649">
            <text:p>53,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6])/[.$E$128]" office:value-type="float" office:value="514.040770429278">
            <text:p>514,04</text:p>
          </table:table-cell>
          <table:table-cell table:formula="of:=([.D$128]*[.$E36])/[.$E$128]" office:value-type="float" office:value="570.959229570723">
            <text:p>570,96</text:p>
          </table:table-cell>
          <table:table-cell/>
          <table:table-cell table:formula="of:=([.C36]-[.C161])^2/[.C161]" office:value-type="float" office:value="32.3933847096909">
            <text:p>32,39</text:p>
          </table:table-cell>
          <table:table-cell table:formula="of:=([.D36]-[.D161])^2/[.D161]" office:value-type="float" office:value="29.1641146522861">
            <text:p>29,1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7])/[.$E$128]" office:value-type="float" office:value="486.562093300339">
            <text:p>486,56</text:p>
          </table:table-cell>
          <table:table-cell table:formula="of:=([.D$128]*[.$E37])/[.$E$128]" office:value-type="float" office:value="540.437906699661">
            <text:p>540,44</text:p>
          </table:table-cell>
          <table:table-cell/>
          <table:table-cell table:formula="of:=([.C37]-[.C162])^2/[.C162]" office:value-type="float" office:value="9.10574893837493">
            <text:p>9,11</text:p>
          </table:table-cell>
          <table:table-cell table:formula="of:=([.D37]-[.D162])^2/[.D162]" office:value-type="float" office:value="8.19800426579854">
            <text:p>8,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8])/[.$E$128]" office:value-type="float" office:value="741.450512186009">
            <text:p>741,45</text:p>
          </table:table-cell>
          <table:table-cell table:formula="of:=([.D$128]*[.$E38])/[.$E$128]" office:value-type="float" office:value="823.549487813992">
            <text:p>823,55</text:p>
          </table:table-cell>
          <table:table-cell/>
          <table:table-cell table:formula="of:=([.C38]-[.C163])^2/[.C163]" office:value-type="float" office:value="125.011869095681">
            <text:p>125,01</text:p>
          </table:table-cell>
          <table:table-cell table:formula="of:=([.D38]-[.D163])^2/[.D163]" office:value-type="float" office:value="112.549537996019">
            <text:p>112,5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39])/[.$E$128]" office:value-type="float" office:value="372.383452126647">
            <text:p>372,38</text:p>
          </table:table-cell>
          <table:table-cell table:formula="of:=([.D$128]*[.$E39])/[.$E$128]" office:value-type="float" office:value="413.616547873353">
            <text:p>413,62</text:p>
          </table:table-cell>
          <table:table-cell/>
          <table:table-cell table:formula="of:=([.C39]-[.C164])^2/[.C164]" office:value-type="float" office:value="8.91464583048486">
            <text:p>8,91</text:p>
          </table:table-cell>
          <table:table-cell table:formula="of:=([.D39]-[.D164])^2/[.D164]" office:value-type="float" office:value="8.02595207060921">
            <text:p>8,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0])/[.$E$128]" office:value-type="float" office:value="532.991582242338">
            <text:p>532,99</text:p>
          </table:table-cell>
          <table:table-cell table:formula="of:=([.D$128]*[.$E40])/[.$E$128]" office:value-type="float" office:value="592.008417757662">
            <text:p>592,01</text:p>
          </table:table-cell>
          <table:table-cell/>
          <table:table-cell table:formula="of:=([.C40]-[.C165])^2/[.C165]" office:value-type="float" office:value="45.0806548851066">
            <text:p>45,08</text:p>
          </table:table-cell>
          <table:table-cell table:formula="of:=([.D40]-[.D165])^2/[.D165]" office:value-type="float" office:value="40.586601228987">
            <text:p>40,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1])/[.$E$128]" office:value-type="float" office:value="437.289982586381">
            <text:p>437,29</text:p>
          </table:table-cell>
          <table:table-cell table:formula="of:=([.D$128]*[.$E41])/[.$E$128]" office:value-type="float" office:value="485.710017413619">
            <text:p>485,71</text:p>
          </table:table-cell>
          <table:table-cell/>
          <table:table-cell table:formula="of:=([.C41]-[.C166])^2/[.C166]" office:value-type="float" office:value="2.53429757079473">
            <text:p>2,53</text:p>
          </table:table-cell>
          <table:table-cell table:formula="of:=([.D41]-[.D166])^2/[.D166]" office:value-type="float" office:value="2.28165551639796">
            <text:p>2,2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2])/[.$E$128]" office:value-type="float" office:value="445.344077606932">
            <text:p>445,34</text:p>
          </table:table-cell>
          <table:table-cell table:formula="of:=([.D$128]*[.$E42])/[.$E$128]" office:value-type="float" office:value="494.655922393068">
            <text:p>494,66</text:p>
          </table:table-cell>
          <table:table-cell/>
          <table:table-cell table:formula="of:=([.C42]-[.C167])^2/[.C167]" office:value-type="float" office:value="15.2254121203808">
            <text:p>15,23</text:p>
          </table:table-cell>
          <table:table-cell table:formula="of:=([.D42]-[.D167])^2/[.D167]" office:value-type="float" office:value="13.7076032247489">
            <text:p>13,7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3])/[.$E$128]" office:value-type="float" office:value="399.862129255585">
            <text:p>399,86</text:p>
          </table:table-cell>
          <table:table-cell table:formula="of:=([.D$128]*[.$E43])/[.$E$128]" office:value-type="float" office:value="444.137870744415">
            <text:p>444,14</text:p>
          </table:table-cell>
          <table:table-cell/>
          <table:table-cell table:formula="of:=([.C43]-[.C168])^2/[.C168]" office:value-type="float" office:value="39.616843961295">
            <text:p>39,62</text:p>
          </table:table-cell>
          <table:table-cell table:formula="of:=([.D43]-[.D168])^2/[.D168]" office:value-type="float" office:value="35.6674731524207">
            <text:p>35,6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4])/[.$E$128]" office:value-type="float" office:value="455.293253808789">
            <text:p>455,29</text:p>
          </table:table-cell>
          <table:table-cell table:formula="of:=([.D$128]*[.$E44])/[.$E$128]" office:value-type="float" office:value="505.706746191212">
            <text:p>505,71</text:p>
          </table:table-cell>
          <table:table-cell/>
          <table:table-cell table:formula="of:=([.C44]-[.C169])^2/[.C169]" office:value-type="float" office:value="14.1601188975888">
            <text:p>14,16</text:p>
          </table:table-cell>
          <table:table-cell table:formula="of:=([.D44]-[.D169])^2/[.D169]" office:value-type="float" office:value="12.7485082130284">
            <text:p>12,7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5])/[.$E$128]" office:value-type="float" office:value="261.521203020241">
            <text:p>261,52</text:p>
          </table:table-cell>
          <table:table-cell table:formula="of:=([.D$128]*[.$E45])/[.$E$128]" office:value-type="float" office:value="290.478796979759">
            <text:p>290,48</text:p>
          </table:table-cell>
          <table:table-cell/>
          <table:table-cell table:formula="of:=([.C45]-[.C170])^2/[.C170]" office:value-type="float" office:value="53.7137157642928">
            <text:p>53,71</text:p>
          </table:table-cell>
          <table:table-cell table:formula="of:=([.D45]-[.D170])^2/[.D170]" office:value-type="float" office:value="48.3590393220471">
            <text:p>48,3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6])/[.$E$128]" office:value-type="float" office:value="388.965412463075">
            <text:p>388,97</text:p>
          </table:table-cell>
          <table:table-cell table:formula="of:=([.D$128]*[.$E46])/[.$E$128]" office:value-type="float" office:value="432.034587536925">
            <text:p>432,03</text:p>
          </table:table-cell>
          <table:table-cell/>
          <table:table-cell table:formula="of:=([.C46]-[.C171])^2/[.C171]" office:value-type="float" office:value="41.4438287966007">
            <text:p>41,44</text:p>
          </table:table-cell>
          <table:table-cell table:formula="of:=([.D46]-[.D171])^2/[.D171]" office:value-type="float" office:value="37.3123273620798">
            <text:p>37,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7])/[.$E$128]" office:value-type="float" office:value="537.729285195604">
            <text:p>537,73</text:p>
          </table:table-cell>
          <table:table-cell table:formula="of:=([.D$128]*[.$E47])/[.$E$128]" office:value-type="float" office:value="597.270714804396">
            <text:p>597,27</text:p>
          </table:table-cell>
          <table:table-cell/>
          <table:table-cell table:formula="of:=([.C47]-[.C172])^2/[.C172]" office:value-type="float" office:value="45.100036273293">
            <text:p>45,1</text:p>
          </table:table-cell>
          <table:table-cell table:formula="of:=([.D47]-[.D172])^2/[.D172]" office:value-type="float" office:value="40.604050502419">
            <text:p>40,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8])/[.$E$128]" office:value-type="float" office:value="435.394901405075">
            <text:p>435,39</text:p>
          </table:table-cell>
          <table:table-cell table:formula="of:=([.D$128]*[.$E48])/[.$E$128]" office:value-type="float" office:value="483.605098594925">
            <text:p>483,61</text:p>
          </table:table-cell>
          <table:table-cell/>
          <table:table-cell table:formula="of:=([.C48]-[.C173])^2/[.C173]" office:value-type="float" office:value="29.532738263978">
            <text:p>29,53</text:p>
          </table:table-cell>
          <table:table-cell table:formula="of:=([.D48]-[.D173])^2/[.D173]" office:value-type="float" office:value="26.5886437136945">
            <text:p>26,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49])/[.$E$128]" office:value-type="float" office:value="428.288346975177">
            <text:p>428,29</text:p>
          </table:table-cell>
          <table:table-cell table:formula="of:=([.D$128]*[.$E49])/[.$E$128]" office:value-type="float" office:value="475.711653024823">
            <text:p>475,71</text:p>
          </table:table-cell>
          <table:table-cell/>
          <table:table-cell table:formula="of:=([.C49]-[.C174])^2/[.C174]" office:value-type="float" office:value="0.320258110085353">
            <text:p>0,32</text:p>
          </table:table-cell>
          <table:table-cell table:formula="of:=([.D49]-[.D174])^2/[.D174]" office:value-type="float" office:value="0.288331840731034">
            <text:p>0,2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0])/[.$E$128]" office:value-type="float" office:value="274.786771289383">
            <text:p>274,79</text:p>
          </table:table-cell>
          <table:table-cell table:formula="of:=([.D$128]*[.$E50])/[.$E$128]" office:value-type="float" office:value="305.213228710617">
            <text:p>305,21</text:p>
          </table:table-cell>
          <table:table-cell/>
          <table:table-cell table:formula="of:=([.C50]-[.C175])^2/[.C175]" office:value-type="float" office:value="202.321972248523">
            <text:p>202,32</text:p>
          </table:table-cell>
          <table:table-cell table:formula="of:=([.D50]-[.D175])^2/[.D175]" office:value-type="float" office:value="182.152660125305">
            <text:p>182,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1])/[.$E$128]" office:value-type="float" office:value="216.039254668894">
            <text:p>216,04</text:p>
          </table:table-cell>
          <table:table-cell table:formula="of:=([.D$128]*[.$E51])/[.$E$128]" office:value-type="float" office:value="239.960745331106">
            <text:p>239,96</text:p>
          </table:table-cell>
          <table:table-cell/>
          <table:table-cell table:formula="of:=([.C51]-[.C176])^2/[.C176]" office:value-type="float" office:value="3.38420577394539">
            <text:p>3,38</text:p>
          </table:table-cell>
          <table:table-cell table:formula="of:=([.D51]-[.D176])^2/[.D176]" office:value-type="float" office:value="3.04683706512291">
            <text:p>3,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2])/[.$E$128]" office:value-type="float" office:value="257.257270362302">
            <text:p>257,26</text:p>
          </table:table-cell>
          <table:table-cell table:formula="of:=([.D$128]*[.$E52])/[.$E$128]" office:value-type="float" office:value="285.742729637698">
            <text:p>285,74</text:p>
          </table:table-cell>
          <table:table-cell/>
          <table:table-cell table:formula="of:=([.C52]-[.C177])^2/[.C177]" office:value-type="float" office:value="0.265036295145819">
            <text:p>0,27</text:p>
          </table:table-cell>
          <table:table-cell table:formula="of:=([.D52]-[.D177])^2/[.D177]" office:value-type="float" office:value="0.238615043408459">
            <text:p>0,2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3])/[.$E$128]" office:value-type="float" office:value="375.699844193933">
            <text:p>375,7</text:p>
          </table:table-cell>
          <table:table-cell table:formula="of:=([.D$128]*[.$E53])/[.$E$128]" office:value-type="float" office:value="417.300155806067">
            <text:p>417,3</text:p>
          </table:table-cell>
          <table:table-cell/>
          <table:table-cell table:formula="of:=([.C53]-[.C178])^2/[.C178]" office:value-type="float" office:value="9.67822810264213">
            <text:p>9,68</text:p>
          </table:table-cell>
          <table:table-cell table:formula="of:=([.D53]-[.D178])^2/[.D178]" office:value-type="float" office:value="8.71341344987612">
            <text:p>8,7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4])/[.$E$128]" office:value-type="float" office:value="271.944149517424">
            <text:p>271,94</text:p>
          </table:table-cell>
          <table:table-cell table:formula="of:=([.D$128]*[.$E54])/[.$E$128]" office:value-type="float" office:value="302.055850482576">
            <text:p>302,06</text:p>
          </table:table-cell>
          <table:table-cell/>
          <table:table-cell table:formula="of:=([.C54]-[.C179])^2/[.C179]" office:value-type="float" office:value="9.92187062629064">
            <text:p>9,92</text:p>
          </table:table-cell>
          <table:table-cell table:formula="of:=([.D54]-[.D179])^2/[.D179]" office:value-type="float" office:value="8.93276744938985">
            <text:p>8,9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5])/[.$E$128]" office:value-type="float" office:value="281.893325719281">
            <text:p>281,89</text:p>
          </table:table-cell>
          <table:table-cell table:formula="of:=([.D$128]*[.$E55])/[.$E$128]" office:value-type="float" office:value="313.106674280719">
            <text:p>313,11</text:p>
          </table:table-cell>
          <table:table-cell/>
          <table:table-cell table:formula="of:=([.C55]-[.C180])^2/[.C180]" office:value-type="float" office:value="1.89404412095562">
            <text:p>1,89</text:p>
          </table:table-cell>
          <table:table-cell table:formula="of:=([.D55]-[.D180])^2/[.D180]" office:value-type="float" office:value="1.70522840990781">
            <text:p>1,7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6])/[.$E$128]" office:value-type="float" office:value="237.358917958588">
            <text:p>237,36</text:p>
          </table:table-cell>
          <table:table-cell table:formula="of:=([.D$128]*[.$E56])/[.$E$128]" office:value-type="float" office:value="263.641082041412">
            <text:p>263,64</text:p>
          </table:table-cell>
          <table:table-cell/>
          <table:table-cell table:formula="of:=([.C56]-[.C181])^2/[.C181]" office:value-type="float" office:value="1.46398518607706">
            <text:p>1,46</text:p>
          </table:table-cell>
          <table:table-cell table:formula="of:=([.D56]-[.D181])^2/[.D181]" office:value-type="float" office:value="1.31804169890363">
            <text:p>1,3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7])/[.$E$128]" office:value-type="float" office:value="306.055610780934">
            <text:p>306,06</text:p>
          </table:table-cell>
          <table:table-cell table:formula="of:=([.D$128]*[.$E57])/[.$E$128]" office:value-type="float" office:value="339.944389219066">
            <text:p>339,94</text:p>
          </table:table-cell>
          <table:table-cell/>
          <table:table-cell table:formula="of:=([.C57]-[.C182])^2/[.C182]" office:value-type="float" office:value="43.2529027597177">
            <text:p>43,25</text:p>
          </table:table-cell>
          <table:table-cell table:formula="of:=([.D57]-[.D182])^2/[.D182]" office:value-type="float" office:value="38.9410562197662">
            <text:p>38,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8])/[.$E$128]" office:value-type="float" office:value="384.701479805137">
            <text:p>384,7</text:p>
          </table:table-cell>
          <table:table-cell table:formula="of:=([.D$128]*[.$E58])/[.$E$128]" office:value-type="float" office:value="427.298520194863">
            <text:p>427,3</text:p>
          </table:table-cell>
          <table:table-cell/>
          <table:table-cell table:formula="of:=([.C58]-[.C183])^2/[.C183]" office:value-type="float" office:value="19.0920597563352">
            <text:p>19,09</text:p>
          </table:table-cell>
          <table:table-cell table:formula="of:=([.D58]-[.D183])^2/[.D183]" office:value-type="float" office:value="17.1887879167959">
            <text:p>17,1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59])/[.$E$128]" office:value-type="float" office:value="408.389994571463">
            <text:p>408,39</text:p>
          </table:table-cell>
          <table:table-cell table:formula="of:=([.D$128]*[.$E59])/[.$E$128]" office:value-type="float" office:value="453.610005428537">
            <text:p>453,61</text:p>
          </table:table-cell>
          <table:table-cell/>
          <table:table-cell table:formula="of:=([.C59]-[.C184])^2/[.C184]" office:value-type="float" office:value="0.0770639862057383">
            <text:p>0,08</text:p>
          </table:table-cell>
          <table:table-cell table:formula="of:=([.D59]-[.D184])^2/[.D184]" office:value-type="float" office:value="0.0693815403795695">
            <text:p>0,0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0])/[.$E$128]" office:value-type="float" office:value="269.101527745465">
            <text:p>269,1</text:p>
          </table:table-cell>
          <table:table-cell table:formula="of:=([.D$128]*[.$E60])/[.$E$128]" office:value-type="float" office:value="298.898472254535">
            <text:p>298,9</text:p>
          </table:table-cell>
          <table:table-cell/>
          <table:table-cell table:formula="of:=([.C60]-[.C185])^2/[.C185]" office:value-type="float" office:value="45.8694886305206">
            <text:p>45,87</text:p>
          </table:table-cell>
          <table:table-cell table:formula="of:=([.D60]-[.D185])^2/[.D185]" office:value-type="float" office:value="41.2967967827713">
            <text:p>41,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1])/[.$E$128]" office:value-type="float" office:value="520.199784268522">
            <text:p>520,2</text:p>
          </table:table-cell>
          <table:table-cell table:formula="of:=([.D$128]*[.$E61])/[.$E$128]" office:value-type="float" office:value="577.800215731478">
            <text:p>577,8</text:p>
          </table:table-cell>
          <table:table-cell/>
          <table:table-cell table:formula="of:=([.C61]-[.C186])^2/[.C186]" office:value-type="float" office:value="24.1999169753687">
            <text:p>24,2</text:p>
          </table:table-cell>
          <table:table-cell table:formula="of:=([.D61]-[.D186])^2/[.D186]" office:value-type="float" office:value="21.7874470226112">
            <text:p>21,7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2])/[.$E$128]" office:value-type="float" office:value="411.232616343422">
            <text:p>411,23</text:p>
          </table:table-cell>
          <table:table-cell table:formula="of:=([.D$128]*[.$E62])/[.$E$128]" office:value-type="float" office:value="456.767383656578">
            <text:p>456,77</text:p>
          </table:table-cell>
          <table:table-cell/>
          <table:table-cell table:formula="of:=([.C62]-[.C187])^2/[.C187]" office:value-type="float" office:value="2.3720791709789">
            <text:p>2,37</text:p>
          </table:table-cell>
          <table:table-cell table:formula="of:=([.D62]-[.D187])^2/[.D187]" office:value-type="float" office:value="2.1356085363328">
            <text:p>2,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3])/[.$E$128]" office:value-type="float" office:value="337.798220567811">
            <text:p>337,8</text:p>
          </table:table-cell>
          <table:table-cell table:formula="of:=([.D$128]*[.$E63])/[.$E$128]" office:value-type="float" office:value="375.201779432189">
            <text:p>375,2</text:p>
          </table:table-cell>
          <table:table-cell/>
          <table:table-cell table:formula="of:=([.C63]-[.C188])^2/[.C188]" office:value-type="float" office:value="3.18451432516895">
            <text:p>3,18</text:p>
          </table:table-cell>
          <table:table-cell table:formula="of:=([.D63]-[.D188])^2/[.D188]" office:value-type="float" office:value="2.86705269373381">
            <text:p>2,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4])/[.$E$128]" office:value-type="float" office:value="315.057246392138">
            <text:p>315,06</text:p>
          </table:table-cell>
          <table:table-cell table:formula="of:=([.D$128]*[.$E64])/[.$E$128]" office:value-type="float" office:value="349.942753607862">
            <text:p>349,94</text:p>
          </table:table-cell>
          <table:table-cell/>
          <table:table-cell table:formula="of:=([.C64]-[.C189])^2/[.C189]" office:value-type="float" office:value="107.392980140282">
            <text:p>107,39</text:p>
          </table:table-cell>
          <table:table-cell table:formula="of:=([.D64]-[.D189])^2/[.D189]" office:value-type="float" office:value="96.6870616865447">
            <text:p>96,6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5])/[.$E$128]" office:value-type="float" office:value="333.534287909872">
            <text:p>333,53</text:p>
          </table:table-cell>
          <table:table-cell table:formula="of:=([.D$128]*[.$E65])/[.$E$128]" office:value-type="float" office:value="370.465712090128">
            <text:p>370,47</text:p>
          </table:table-cell>
          <table:table-cell/>
          <table:table-cell table:formula="of:=([.C65]-[.C190])^2/[.C190]" office:value-type="float" office:value="0.812868974683175">
            <text:p>0,81</text:p>
          </table:table-cell>
          <table:table-cell table:formula="of:=([.D65]-[.D190])^2/[.D190]" office:value-type="float" office:value="0.731834730683583">
            <text:p>0,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6])/[.$E$128]" office:value-type="float" office:value="498.880120978829">
            <text:p>498,88</text:p>
          </table:table-cell>
          <table:table-cell table:formula="of:=([.D$128]*[.$E66])/[.$E$128]" office:value-type="float" office:value="554.119879021171">
            <text:p>554,12</text:p>
          </table:table-cell>
          <table:table-cell/>
          <table:table-cell table:formula="of:=([.C66]-[.C191])^2/[.C191]" office:value-type="float" office:value="8.17966017219388">
            <text:p>8,18</text:p>
          </table:table-cell>
          <table:table-cell table:formula="of:=([.D66]-[.D191])^2/[.D191]" office:value-type="float" office:value="7.36423653213474">
            <text:p>7,3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7])/[.$E$128]" office:value-type="float" office:value="267.206446564159">
            <text:p>267,21</text:p>
          </table:table-cell>
          <table:table-cell table:formula="of:=([.D$128]*[.$E67])/[.$E$128]" office:value-type="float" office:value="296.793553435841">
            <text:p>296,79</text:p>
          </table:table-cell>
          <table:table-cell/>
          <table:table-cell table:formula="of:=([.C67]-[.C192])^2/[.C192]" office:value-type="float" office:value="0.612541394941308">
            <text:p>0,61</text:p>
          </table:table-cell>
          <table:table-cell table:formula="of:=([.D67]-[.D192])^2/[.D192]" office:value-type="float" office:value="0.551477643705297">
            <text:p>0,5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8])/[.$E$128]" office:value-type="float" office:value="242.096620911853">
            <text:p>242,1</text:p>
          </table:table-cell>
          <table:table-cell table:formula="of:=([.D$128]*[.$E68])/[.$E$128]" office:value-type="float" office:value="268.903379088147">
            <text:p>268,9</text:p>
          </table:table-cell>
          <table:table-cell/>
          <table:table-cell table:formula="of:=([.C68]-[.C193])^2/[.C193]" office:value-type="float" office:value="17.9401734682507">
            <text:p>17,94</text:p>
          </table:table-cell>
          <table:table-cell table:formula="of:=([.D68]-[.D193])^2/[.D193]" office:value-type="float" office:value="16.1517322317183">
            <text:p>16,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69])/[.$E$128]" office:value-type="float" office:value="471.40144384989">
            <text:p>471,4</text:p>
          </table:table-cell>
          <table:table-cell table:formula="of:=([.D$128]*[.$E69])/[.$E$128]" office:value-type="float" office:value="523.59855615011">
            <text:p>523,6</text:p>
          </table:table-cell>
          <table:table-cell/>
          <table:table-cell table:formula="of:=([.C69]-[.C194])^2/[.C194]" office:value-type="float" office:value="50.0476117737794">
            <text:p>50,05</text:p>
          </table:table-cell>
          <table:table-cell table:formula="of:=([.D69]-[.D194])^2/[.D194]" office:value-type="float" office:value="45.0584062432645">
            <text:p>45,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0])/[.$E$128]" office:value-type="float" office:value="417.391630182667">
            <text:p>417,39</text:p>
          </table:table-cell>
          <table:table-cell table:formula="of:=([.D$128]*[.$E70])/[.$E$128]" office:value-type="float" office:value="463.608369817333">
            <text:p>463,61</text:p>
          </table:table-cell>
          <table:table-cell/>
          <table:table-cell table:formula="of:=([.C70]-[.C195])^2/[.C195]" office:value-type="float" office:value="105.262457414999">
            <text:p>105,26</text:p>
          </table:table-cell>
          <table:table-cell table:formula="of:=([.D70]-[.D195])^2/[.D195]" office:value-type="float" office:value="94.7689290311801">
            <text:p>94,7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1])/[.$E$128]" office:value-type="float" office:value="291.842501921138">
            <text:p>291,84</text:p>
          </table:table-cell>
          <table:table-cell table:formula="of:=([.D$128]*[.$E71])/[.$E$128]" office:value-type="float" office:value="324.157498078862">
            <text:p>324,16</text:p>
          </table:table-cell>
          <table:table-cell/>
          <table:table-cell table:formula="of:=([.C71]-[.C196])^2/[.C196]" office:value-type="float" office:value="8.28001268309537">
            <text:p>8,28</text:p>
          </table:table-cell>
          <table:table-cell table:formula="of:=([.D71]-[.D196])^2/[.D196]" office:value-type="float" office:value="7.45458498320908">
            <text:p>7,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2])/[.$E$128]" office:value-type="float" office:value="227.409741756731">
            <text:p>227,41</text:p>
          </table:table-cell>
          <table:table-cell table:formula="of:=([.D$128]*[.$E72])/[.$E$128]" office:value-type="float" office:value="252.590258243269">
            <text:p>252,59</text:p>
          </table:table-cell>
          <table:table-cell/>
          <table:table-cell table:formula="of:=([.C72]-[.C197])^2/[.C197]" office:value-type="float" office:value="23.8139583048479">
            <text:p>23,81</text:p>
          </table:table-cell>
          <table:table-cell table:formula="of:=([.D72]-[.D197])^2/[.D197]" office:value-type="float" office:value="21.4399642566395">
            <text:p>21,4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3])/[.$E$128]" office:value-type="float" office:value="265.311365382853">
            <text:p>265,31</text:p>
          </table:table-cell>
          <table:table-cell table:formula="of:=([.D$128]*[.$E73])/[.$E$128]" office:value-type="float" office:value="294.688634617147">
            <text:p>294,69</text:p>
          </table:table-cell>
          <table:table-cell/>
          <table:table-cell table:formula="of:=([.C73]-[.C198])^2/[.C198]" office:value-type="float" office:value="78.9065366919533">
            <text:p>78,91</text:p>
          </table:table-cell>
          <table:table-cell table:formula="of:=([.D73]-[.D198])^2/[.D198]" office:value-type="float" office:value="71.0404085131153">
            <text:p>71,0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4])/[.$E$128]" office:value-type="float" office:value="353.906410608913">
            <text:p>353,91</text:p>
          </table:table-cell>
          <table:table-cell table:formula="of:=([.D$128]*[.$E74])/[.$E$128]" office:value-type="float" office:value="393.093589391087">
            <text:p>393,09</text:p>
          </table:table-cell>
          <table:table-cell/>
          <table:table-cell table:formula="of:=([.C74]-[.C199])^2/[.C199]" office:value-type="float" office:value="12.3432705021694">
            <text:p>12,34</text:p>
          </table:table-cell>
          <table:table-cell table:formula="of:=([.D74]-[.D199])^2/[.D199]" office:value-type="float" office:value="11.1127799498444">
            <text:p>11,1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5])/[.$E$128]" office:value-type="float" office:value="324.532652298668">
            <text:p>324,53</text:p>
          </table:table-cell>
          <table:table-cell table:formula="of:=([.D$128]*[.$E75])/[.$E$128]" office:value-type="float" office:value="360.467347701332">
            <text:p>360,47</text:p>
          </table:table-cell>
          <table:table-cell/>
          <table:table-cell table:formula="of:=([.C75]-[.C200])^2/[.C200]" office:value-type="float" office:value="40.3742846735775">
            <text:p>40,37</text:p>
          </table:table-cell>
          <table:table-cell table:formula="of:=([.D75]-[.D200])^2/[.D200]" office:value-type="float" office:value="36.3494052188993">
            <text:p>36,3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6])/[.$E$128]" office:value-type="float" office:value="389.439182758402">
            <text:p>389,44</text:p>
          </table:table-cell>
          <table:table-cell table:formula="of:=([.D$128]*[.$E76])/[.$E$128]" office:value-type="float" office:value="432.560817241598">
            <text:p>432,56</text:p>
          </table:table-cell>
          <table:table-cell/>
          <table:table-cell table:formula="of:=([.C76]-[.C201])^2/[.C201]" office:value-type="float" office:value="34.8871523912834">
            <text:p>34,89</text:p>
          </table:table-cell>
          <table:table-cell table:formula="of:=([.D76]-[.D201])^2/[.D201]" office:value-type="float" office:value="31.4092806710248">
            <text:p>31,4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7])/[.$E$128]" office:value-type="float" office:value="336.376909681831">
            <text:p>336,38</text:p>
          </table:table-cell>
          <table:table-cell table:formula="of:=([.D$128]*[.$E77])/[.$E$128]" office:value-type="float" office:value="373.623090318169">
            <text:p>373,62</text:p>
          </table:table-cell>
          <table:table-cell/>
          <table:table-cell table:formula="of:=([.C77]-[.C202])^2/[.C202]" office:value-type="float" office:value="43.2548415159275">
            <text:p>43,25</text:p>
          </table:table-cell>
          <table:table-cell table:formula="of:=([.D77]-[.D202])^2/[.D202]" office:value-type="float" office:value="38.9428017029534">
            <text:p>38,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8])/[.$E$128]" office:value-type="float" office:value="359.591654152831">
            <text:p>359,59</text:p>
          </table:table-cell>
          <table:table-cell table:formula="of:=([.D$128]*[.$E78])/[.$E$128]" office:value-type="float" office:value="399.408345847169">
            <text:p>399,41</text:p>
          </table:table-cell>
          <table:table-cell/>
          <table:table-cell table:formula="of:=([.C78]-[.C203])^2/[.C203]" office:value-type="float" office:value="159.392898581894">
            <text:p>159,39</text:p>
          </table:table-cell>
          <table:table-cell table:formula="of:=([.D78]-[.D203])^2/[.D203]" office:value-type="float" office:value="143.503150740895">
            <text:p>143,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79])/[.$E$128]" office:value-type="float" office:value="593.634180044133">
            <text:p>593,63</text:p>
          </table:table-cell>
          <table:table-cell table:formula="of:=([.D$128]*[.$E79])/[.$E$128]" office:value-type="float" office:value="659.365819955867">
            <text:p>659,37</text:p>
          </table:table-cell>
          <table:table-cell/>
          <table:table-cell table:formula="of:=([.C79]-[.C204])^2/[.C204]" office:value-type="float" office:value="23.2040811613793">
            <text:p>23,2</text:p>
          </table:table-cell>
          <table:table-cell table:formula="of:=([.D79]-[.D204])^2/[.D204]" office:value-type="float" office:value="20.8908852673542">
            <text:p>20,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0])/[.$E$128]" office:value-type="float" office:value="436.342441995728">
            <text:p>436,34</text:p>
          </table:table-cell>
          <table:table-cell table:formula="of:=([.D$128]*[.$E80])/[.$E$128]" office:value-type="float" office:value="484.657558004272">
            <text:p>484,66</text:p>
          </table:table-cell>
          <table:table-cell/>
          <table:table-cell table:formula="of:=([.C80]-[.C205])^2/[.C205]" office:value-type="float" office:value="26.0708874144911">
            <text:p>26,07</text:p>
          </table:table-cell>
          <table:table-cell table:formula="of:=([.D80]-[.D205])^2/[.D205]" office:value-type="float" office:value="23.4719019471774">
            <text:p>23,4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1])/[.$E$128]" office:value-type="float" office:value="351.063788836954">
            <text:p>351,06</text:p>
          </table:table-cell>
          <table:table-cell table:formula="of:=([.D$128]*[.$E81])/[.$E$128]" office:value-type="float" office:value="389.936211163046">
            <text:p>389,94</text:p>
          </table:table-cell>
          <table:table-cell/>
          <table:table-cell table:formula="of:=([.C81]-[.C206])^2/[.C206]" office:value-type="float" office:value="78.4325443144332">
            <text:p>78,43</text:p>
          </table:table-cell>
          <table:table-cell table:formula="of:=([.D81]-[.D206])^2/[.D206]" office:value-type="float" office:value="70.6136680484743">
            <text:p>70,6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2])/[.$E$128]" office:value-type="float" office:value="599.319423588052">
            <text:p>599,32</text:p>
          </table:table-cell>
          <table:table-cell table:formula="of:=([.D$128]*[.$E82])/[.$E$128]" office:value-type="float" office:value="665.680576411948">
            <text:p>665,68</text:p>
          </table:table-cell>
          <table:table-cell/>
          <table:table-cell table:formula="of:=([.C82]-[.C207])^2/[.C207]" office:value-type="float" office:value="60.0326297662252">
            <text:p>60,03</text:p>
          </table:table-cell>
          <table:table-cell table:formula="of:=([.D82]-[.D207])^2/[.D207]" office:value-type="float" office:value="54.0480259494668">
            <text:p>54,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3])/[.$E$128]" office:value-type="float" office:value="252.04579711371">
            <text:p>252,05</text:p>
          </table:table-cell>
          <table:table-cell table:formula="of:=([.D$128]*[.$E83])/[.$E$128]" office:value-type="float" office:value="279.95420288629">
            <text:p>279,95</text:p>
          </table:table-cell>
          <table:table-cell/>
          <table:table-cell table:formula="of:=([.C83]-[.C208])^2/[.C208]" office:value-type="float" office:value="0.0368063271203854">
            <text:p>0,04</text:p>
          </table:table-cell>
          <table:table-cell table:formula="of:=([.D83]-[.D208])^2/[.D208]" office:value-type="float" office:value="0.0331371344392844">
            <text:p>0,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4])/[.$E$128]" office:value-type="float" office:value="333.534287909872">
            <text:p>333,53</text:p>
          </table:table-cell>
          <table:table-cell table:formula="of:=([.D$128]*[.$E84])/[.$E$128]" office:value-type="float" office:value="370.465712090128">
            <text:p>370,47</text:p>
          </table:table-cell>
          <table:table-cell/>
          <table:table-cell table:formula="of:=([.C84]-[.C209])^2/[.C209]" office:value-type="float" office:value="0.819653890458242">
            <text:p>0,82</text:p>
          </table:table-cell>
          <table:table-cell table:formula="of:=([.D84]-[.D209])^2/[.D209]" office:value-type="float" office:value="0.737943263748082">
            <text:p>0,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5])/[.$E$128]" office:value-type="float" office:value="354.380180904239">
            <text:p>354,38</text:p>
          </table:table-cell>
          <table:table-cell table:formula="of:=([.D$128]*[.$E85])/[.$E$128]" office:value-type="float" office:value="393.619819095761">
            <text:p>393,62</text:p>
          </table:table-cell>
          <table:table-cell/>
          <table:table-cell table:formula="of:=([.C85]-[.C210])^2/[.C210]" office:value-type="float" office:value="33.1459383051946">
            <text:p>33,15</text:p>
          </table:table-cell>
          <table:table-cell table:formula="of:=([.D85]-[.D210])^2/[.D210]" office:value-type="float" office:value="29.841646794665">
            <text:p>29,8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6])/[.$E$128]" office:value-type="float" office:value="399.862129255585">
            <text:p>399,86</text:p>
          </table:table-cell>
          <table:table-cell table:formula="of:=([.D$128]*[.$E86])/[.$E$128]" office:value-type="float" office:value="444.137870744415">
            <text:p>444,14</text:p>
          </table:table-cell>
          <table:table-cell/>
          <table:table-cell table:formula="of:=([.C86]-[.C211])^2/[.C211]" office:value-type="float" office:value="71.3106258645066">
            <text:p>71,31</text:p>
          </table:table-cell>
          <table:table-cell table:formula="of:=([.D86]-[.D211])^2/[.D211]" office:value-type="float" office:value="64.2017278304535">
            <text:p>64,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7])/[.$E$128]" office:value-type="float" office:value="347.273626474341">
            <text:p>347,27</text:p>
          </table:table-cell>
          <table:table-cell table:formula="of:=([.D$128]*[.$E87])/[.$E$128]" office:value-type="float" office:value="385.726373525659">
            <text:p>385,73</text:p>
          </table:table-cell>
          <table:table-cell/>
          <table:table-cell table:formula="of:=([.C87]-[.C212])^2/[.C212]" office:value-type="float" office:value="8.79759806306727">
            <text:p>8,8</text:p>
          </table:table-cell>
          <table:table-cell table:formula="of:=([.D87]-[.D212])^2/[.D212]" office:value-type="float" office:value="7.9205726995014">
            <text:p>7,9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8])/[.$E$128]" office:value-type="float" office:value="232.147444709996">
            <text:p>232,15</text:p>
          </table:table-cell>
          <table:table-cell table:formula="of:=([.D$128]*[.$E88])/[.$E$128]" office:value-type="float" office:value="257.852555290004">
            <text:p>257,85</text:p>
          </table:table-cell>
          <table:table-cell/>
          <table:table-cell table:formula="of:=([.C88]-[.C213])^2/[.C213]" office:value-type="float" office:value="1.9264240376241">
            <text:p>1,93</text:p>
          </table:table-cell>
          <table:table-cell table:formula="of:=([.D88]-[.D213])^2/[.D213]" office:value-type="float" office:value="1.73438039913691">
            <text:p>1,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89])/[.$E$128]" office:value-type="float" office:value="271.470379222098">
            <text:p>271,47</text:p>
          </table:table-cell>
          <table:table-cell table:formula="of:=([.D$128]*[.$E89])/[.$E$128]" office:value-type="float" office:value="301.529620777902">
            <text:p>301,53</text:p>
          </table:table-cell>
          <table:table-cell/>
          <table:table-cell table:formula="of:=([.C89]-[.C214])^2/[.C214]" office:value-type="float" office:value="1.7074591053673">
            <text:p>1,71</text:p>
          </table:table-cell>
          <table:table-cell table:formula="of:=([.D89]-[.D214])^2/[.D214]" office:value-type="float" office:value="1.53724390208981">
            <text:p>1,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0])/[.$E$128]" office:value-type="float" office:value="504.565364522747">
            <text:p>504,57</text:p>
          </table:table-cell>
          <table:table-cell table:formula="of:=([.D$128]*[.$E90])/[.$E$128]" office:value-type="float" office:value="560.434635477253">
            <text:p>560,43</text:p>
          </table:table-cell>
          <table:table-cell/>
          <table:table-cell table:formula="of:=([.C90]-[.C215])^2/[.C215]" office:value-type="float" office:value="122.45141023258">
            <text:p>122,45</text:p>
          </table:table-cell>
          <table:table-cell table:formula="of:=([.D90]-[.D215])^2/[.D215]" office:value-type="float" office:value="110.244329185172">
            <text:p>110,2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1])/[.$E$128]" office:value-type="float" office:value="485.614552709686">
            <text:p>485,61</text:p>
          </table:table-cell>
          <table:table-cell table:formula="of:=([.D$128]*[.$E91])/[.$E$128]" office:value-type="float" office:value="539.385447290314">
            <text:p>539,39</text:p>
          </table:table-cell>
          <table:table-cell/>
          <table:table-cell table:formula="of:=([.C91]-[.C216])^2/[.C216]" office:value-type="float" office:value="122.212256533054">
            <text:p>122,21</text:p>
          </table:table-cell>
          <table:table-cell table:formula="of:=([.D91]-[.D216])^2/[.D216]" office:value-type="float" office:value="110.029016522571">
            <text:p>110,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2])/[.$E$128]" office:value-type="float" office:value="322.637571117362">
            <text:p>322,64</text:p>
          </table:table-cell>
          <table:table-cell table:formula="of:=([.D$128]*[.$E92])/[.$E$128]" office:value-type="float" office:value="358.362428882638">
            <text:p>358,36</text:p>
          </table:table-cell>
          <table:table-cell/>
          <table:table-cell table:formula="of:=([.C92]-[.C217])^2/[.C217]" office:value-type="float" office:value="0.964189985198122">
            <text:p>0,96</text:p>
          </table:table-cell>
          <table:table-cell table:formula="of:=([.D92]-[.D217])^2/[.D217]" office:value-type="float" office:value="0.868070673284464">
            <text:p>0,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3])/[.$E$128]" office:value-type="float" office:value="730.080025098172">
            <text:p>730,08</text:p>
          </table:table-cell>
          <table:table-cell table:formula="of:=([.D$128]*[.$E93])/[.$E$128]" office:value-type="float" office:value="810.919974901828">
            <text:p>810,92</text:p>
          </table:table-cell>
          <table:table-cell/>
          <table:table-cell table:formula="of:=([.C93]-[.C218])^2/[.C218]" office:value-type="float" office:value="166.755896203463">
            <text:p>166,76</text:p>
          </table:table-cell>
          <table:table-cell table:formula="of:=([.D93]-[.D218])^2/[.D218]" office:value-type="float" office:value="150.13213714489">
            <text:p>150,1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4])/[.$E$128]" office:value-type="float" office:value="462.873578534013">
            <text:p>462,87</text:p>
          </table:table-cell>
          <table:table-cell table:formula="of:=([.D$128]*[.$E94])/[.$E$128]" office:value-type="float" office:value="514.126421465987">
            <text:p>514,13</text:p>
          </table:table-cell>
          <table:table-cell/>
          <table:table-cell table:formula="of:=([.C94]-[.C219])^2/[.C219]" office:value-type="float" office:value="3.26472535508749">
            <text:p>3,26</text:p>
          </table:table-cell>
          <table:table-cell table:formula="of:=([.D94]-[.D219])^2/[.D219]" office:value-type="float" office:value="2.93926755160947">
            <text:p>2,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5])/[.$E$128]" office:value-type="float" office:value="424.971954907891">
            <text:p>424,97</text:p>
          </table:table-cell>
          <table:table-cell table:formula="of:=([.D$128]*[.$E95])/[.$E$128]" office:value-type="float" office:value="472.028045092109">
            <text:p>472,03</text:p>
          </table:table-cell>
          <table:table-cell/>
          <table:table-cell table:formula="of:=([.C95]-[.C220])^2/[.C220]" office:value-type="float" office:value="23.0757667688689">
            <text:p>23,08</text:p>
          </table:table-cell>
          <table:table-cell table:formula="of:=([.D95]-[.D220])^2/[.D220]" office:value-type="float" office:value="20.7753624318046">
            <text:p>20,7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6])/[.$E$128]" office:value-type="float" office:value="534.412893128318">
            <text:p>534,41</text:p>
          </table:table-cell>
          <table:table-cell table:formula="of:=([.D$128]*[.$E96])/[.$E$128]" office:value-type="float" office:value="593.587106871682">
            <text:p>593,59</text:p>
          </table:table-cell>
          <table:table-cell/>
          <table:table-cell table:formula="of:=([.C96]-[.C221])^2/[.C221]" office:value-type="float" office:value="0.0584113212779501">
            <text:p>0,06</text:p>
          </table:table-cell>
          <table:table-cell table:formula="of:=([.D96]-[.D221])^2/[.D221]" office:value-type="float" office:value="0.0525883443798334">
            <text:p>0,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7])/[.$E$128]" office:value-type="float" office:value="494.142418025564">
            <text:p>494,14</text:p>
          </table:table-cell>
          <table:table-cell table:formula="of:=([.D$128]*[.$E97])/[.$E$128]" office:value-type="float" office:value="548.857581974437">
            <text:p>548,86</text:p>
          </table:table-cell>
          <table:table-cell/>
          <table:table-cell table:formula="of:=([.C97]-[.C222])^2/[.C222]" office:value-type="float" office:value="23.5423180949636">
            <text:p>23,54</text:p>
          </table:table-cell>
          <table:table-cell table:formula="of:=([.D97]-[.D222])^2/[.D222]" office:value-type="float" office:value="21.1954036373576">
            <text:p>21,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8])/[.$E$128]" office:value-type="float" office:value="541.045677262889">
            <text:p>541,05</text:p>
          </table:table-cell>
          <table:table-cell table:formula="of:=([.D$128]*[.$E98])/[.$E$128]" office:value-type="float" office:value="600.954322737111">
            <text:p>600,95</text:p>
          </table:table-cell>
          <table:table-cell/>
          <table:table-cell table:formula="of:=([.C98]-[.C223])^2/[.C223]" office:value-type="float" office:value="1.66851480405982">
            <text:p>1,67</text:p>
          </table:table-cell>
          <table:table-cell table:formula="of:=([.D98]-[.D223])^2/[.D223]" office:value-type="float" office:value="1.50218192636349">
            <text:p>1,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99])/[.$E$128]" office:value-type="float" office:value="566.155502915195">
            <text:p>566,16</text:p>
          </table:table-cell>
          <table:table-cell table:formula="of:=([.D$128]*[.$E99])/[.$E$128]" office:value-type="float" office:value="628.844497084805">
            <text:p>628,84</text:p>
          </table:table-cell>
          <table:table-cell/>
          <table:table-cell table:formula="of:=([.C99]-[.C224])^2/[.C224]" office:value-type="float" office:value="0.0603335055446979">
            <text:p>0,06</text:p>
          </table:table-cell>
          <table:table-cell table:formula="of:=([.D99]-[.D224])^2/[.D224]" office:value-type="float" office:value="0.0543189076673889">
            <text:p>0,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0])/[.$E$128]" office:value-type="float" office:value="695.968563834662">
            <text:p>695,97</text:p>
          </table:table-cell>
          <table:table-cell table:formula="of:=([.D$128]*[.$E100])/[.$E$128]" office:value-type="float" office:value="773.031436165338">
            <text:p>773,03</text:p>
          </table:table-cell>
          <table:table-cell/>
          <table:table-cell table:formula="of:=([.C100]-[.C225])^2/[.C225]" office:value-type="float" office:value="1.56174611584672">
            <text:p>1,56</text:p>
          </table:table-cell>
          <table:table-cell table:formula="of:=([.D100]-[.D225])^2/[.D225]" office:value-type="float" office:value="1.40605692145193">
            <text:p>1,4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1])/[.$E$128]" office:value-type="float" office:value="655.698088731908">
            <text:p>655,7</text:p>
          </table:table-cell>
          <table:table-cell table:formula="of:=([.D$128]*[.$E101])/[.$E$128]" office:value-type="float" office:value="728.301911268092">
            <text:p>728,3</text:p>
          </table:table-cell>
          <table:table-cell/>
          <table:table-cell table:formula="of:=([.C101]-[.C226])^2/[.C226]" office:value-type="float" office:value="49.0304546206105">
            <text:p>49,03</text:p>
          </table:table-cell>
          <table:table-cell table:formula="of:=([.D101]-[.D226])^2/[.D226]" office:value-type="float" office:value="44.1426486557119">
            <text:p>44,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2])/[.$E$128]" office:value-type="float" office:value="449.134239969544">
            <text:p>449,13</text:p>
          </table:table-cell>
          <table:table-cell table:formula="of:=([.D$128]*[.$E102])/[.$E$128]" office:value-type="float" office:value="498.865760030456">
            <text:p>498,87</text:p>
          </table:table-cell>
          <table:table-cell/>
          <table:table-cell table:formula="of:=([.C102]-[.C227])^2/[.C227]" office:value-type="float" office:value="0.732187907328773">
            <text:p>0,73</text:p>
          </table:table-cell>
          <table:table-cell table:formula="of:=([.D102]-[.D227])^2/[.D227]" office:value-type="float" office:value="0.659196693020028">
            <text:p>0,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3])/[.$E$128]" office:value-type="float" office:value="674.648900544969">
            <text:p>674,65</text:p>
          </table:table-cell>
          <table:table-cell table:formula="of:=([.D$128]*[.$E103])/[.$E$128]" office:value-type="float" office:value="749.351099455031">
            <text:p>749,35</text:p>
          </table:table-cell>
          <table:table-cell/>
          <table:table-cell table:formula="of:=([.C103]-[.C228])^2/[.C228]" office:value-type="float" office:value="5.6334293813173">
            <text:p>5,63</text:p>
          </table:table-cell>
          <table:table-cell table:formula="of:=([.D103]-[.D228])^2/[.D228]" office:value-type="float" office:value="5.07183740861584">
            <text:p>5,0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4])/[.$E$128]" office:value-type="float" office:value="567.103043505848">
            <text:p>567,1</text:p>
          </table:table-cell>
          <table:table-cell table:formula="of:=([.D$128]*[.$E104])/[.$E$128]" office:value-type="float" office:value="629.896956494152">
            <text:p>629,9</text:p>
          </table:table-cell>
          <table:table-cell/>
          <table:table-cell table:formula="of:=([.C104]-[.C229])^2/[.C229]" office:value-type="float" office:value="376.208170387575">
            <text:p>376,21</text:p>
          </table:table-cell>
          <table:table-cell table:formula="of:=([.D104]-[.D229])^2/[.D229]" office:value-type="float" office:value="338.704285231042">
            <text:p>338,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5])/[.$E$128]" office:value-type="float" office:value="542.940758444195">
            <text:p>542,94</text:p>
          </table:table-cell>
          <table:table-cell table:formula="of:=([.D$128]*[.$E105])/[.$E$128]" office:value-type="float" office:value="603.059241555805">
            <text:p>603,06</text:p>
          </table:table-cell>
          <table:table-cell/>
          <table:table-cell table:formula="of:=([.C105]-[.C230])^2/[.C230]" office:value-type="float" office:value="75.1977751957692">
            <text:p>75,2</text:p>
          </table:table-cell>
          <table:table-cell table:formula="of:=([.D105]-[.D230])^2/[.D230]" office:value-type="float" office:value="67.7013704205526">
            <text:p>67,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6])/[.$E$128]" office:value-type="float" office:value="403.652291618198">
            <text:p>403,65</text:p>
          </table:table-cell>
          <table:table-cell table:formula="of:=([.D$128]*[.$E106])/[.$E$128]" office:value-type="float" office:value="448.347708381802">
            <text:p>448,35</text:p>
          </table:table-cell>
          <table:table-cell/>
          <table:table-cell table:formula="of:=([.C106]-[.C231])^2/[.C231]" office:value-type="float" office:value="42.7403011339011">
            <text:p>42,74</text:p>
          </table:table-cell>
          <table:table-cell table:formula="of:=([.D106]-[.D231])^2/[.D231]" office:value-type="float" office:value="38.479555431249">
            <text:p>38,4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7])/[.$E$128]" office:value-type="float" office:value="259.626121838935">
            <text:p>259,63</text:p>
          </table:table-cell>
          <table:table-cell table:formula="of:=([.D$128]*[.$E107])/[.$E$128]" office:value-type="float" office:value="288.373878161065">
            <text:p>288,37</text:p>
          </table:table-cell>
          <table:table-cell/>
          <table:table-cell table:formula="of:=([.C107]-[.C232])^2/[.C232]" office:value-type="float" office:value="2.10432670032819">
            <text:p>2,1</text:p>
          </table:table-cell>
          <table:table-cell table:formula="of:=([.D107]-[.D232])^2/[.D232]" office:value-type="float" office:value="1.89454809073652">
            <text:p>1,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8])/[.$E$128]" office:value-type="float" office:value="555.732556418012">
            <text:p>555,73</text:p>
          </table:table-cell>
          <table:table-cell table:formula="of:=([.D$128]*[.$E108])/[.$E$128]" office:value-type="float" office:value="617.267443581989">
            <text:p>617,27</text:p>
          </table:table-cell>
          <table:table-cell/>
          <table:table-cell table:formula="of:=([.C108]-[.C233])^2/[.C233]" office:value-type="float" office:value="80.315490251926">
            <text:p>80,32</text:p>
          </table:table-cell>
          <table:table-cell table:formula="of:=([.D108]-[.D233])^2/[.D233]" office:value-type="float" office:value="72.308904643762">
            <text:p>72,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09])/[.$E$128]" office:value-type="float" office:value="573.262057345093">
            <text:p>573,26</text:p>
          </table:table-cell>
          <table:table-cell table:formula="of:=([.D$128]*[.$E109])/[.$E$128]" office:value-type="float" office:value="636.737942654907">
            <text:p>636,74</text:p>
          </table:table-cell>
          <table:table-cell/>
          <table:table-cell table:formula="of:=([.C109]-[.C234])^2/[.C234]" office:value-type="float" office:value="175.003600939301">
            <text:p>175</text:p>
          </table:table-cell>
          <table:table-cell table:formula="of:=([.D109]-[.D234])^2/[.D234]" office:value-type="float" office:value="157.55763493371">
            <text:p>157,5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0])/[.$E$128]" office:value-type="float" office:value="436.816212291054">
            <text:p>436,82</text:p>
          </table:table-cell>
          <table:table-cell table:formula="of:=([.D$128]*[.$E110])/[.$E$128]" office:value-type="float" office:value="485.183787708946">
            <text:p>485,18</text:p>
          </table:table-cell>
          <table:table-cell/>
          <table:table-cell table:formula="of:=([.C110]-[.C235])^2/[.C235]" office:value-type="float" office:value="134.273832744035">
            <text:p>134,27</text:p>
          </table:table-cell>
          <table:table-cell table:formula="of:=([.D110]-[.D235])^2/[.D235]" office:value-type="float" office:value="120.888184054981">
            <text:p>120,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1])/[.$E$128]" office:value-type="float" office:value="468.085051782605">
            <text:p>468,09</text:p>
          </table:table-cell>
          <table:table-cell table:formula="of:=([.D$128]*[.$E111])/[.$E$128]" office:value-type="float" office:value="519.914948217395">
            <text:p>519,91</text:p>
          </table:table-cell>
          <table:table-cell/>
          <table:table-cell table:formula="of:=([.C111]-[.C236])^2/[.C236]" office:value-type="float" office:value="161.462598443486">
            <text:p>161,46</text:p>
          </table:table-cell>
          <table:table-cell table:formula="of:=([.D111]-[.D236])^2/[.D236]" office:value-type="float" office:value="145.36652391416">
            <text:p>145,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2])/[.$E$128]" office:value-type="float" office:value="625.850560126337">
            <text:p>625,85</text:p>
          </table:table-cell>
          <table:table-cell table:formula="of:=([.D$128]*[.$E112])/[.$E$128]" office:value-type="float" office:value="695.149439873663">
            <text:p>695,15</text:p>
          </table:table-cell>
          <table:table-cell/>
          <table:table-cell table:formula="of:=([.C112]-[.C237])^2/[.C237]" office:value-type="float" office:value="218.919046443178">
            <text:p>218,92</text:p>
          </table:table-cell>
          <table:table-cell table:formula="of:=([.D112]-[.D237])^2/[.D237]" office:value-type="float" office:value="197.095185552745">
            <text:p>197,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3])/[.$E$128]" office:value-type="float" office:value="647.643993711357">
            <text:p>647,64</text:p>
          </table:table-cell>
          <table:table-cell table:formula="of:=([.D$128]*[.$E113])/[.$E$128]" office:value-type="float" office:value="719.356006288643">
            <text:p>719,36</text:p>
          </table:table-cell>
          <table:table-cell/>
          <table:table-cell table:formula="of:=([.C113]-[.C238])^2/[.C238]" office:value-type="float" office:value="271.537236070992">
            <text:p>271,54</text:p>
          </table:table-cell>
          <table:table-cell table:formula="of:=([.D113]-[.D238])^2/[.D238]" office:value-type="float" office:value="244.467910843851">
            <text:p>244,4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4])/[.$E$128]" office:value-type="float" office:value="757.55870222711">
            <text:p>757,56</text:p>
          </table:table-cell>
          <table:table-cell table:formula="of:=([.D$128]*[.$E114])/[.$E$128]" office:value-type="float" office:value="841.44129777289">
            <text:p>841,44</text:p>
          </table:table-cell>
          <table:table-cell/>
          <table:table-cell table:formula="of:=([.C114]-[.C239])^2/[.C239]" office:value-type="float" office:value="155.80651575776">
            <text:p>155,81</text:p>
          </table:table-cell>
          <table:table-cell table:formula="of:=([.D114]-[.D239])^2/[.D239]" office:value-type="float" office:value="140.274291490544">
            <text:p>140,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5])/[.$E$128]" office:value-type="float" office:value="670.38496788703">
            <text:p>670,38</text:p>
          </table:table-cell>
          <table:table-cell table:formula="of:=([.D$128]*[.$E115])/[.$E$128]" office:value-type="float" office:value="744.61503211297">
            <text:p>744,62</text:p>
          </table:table-cell>
          <table:table-cell/>
          <table:table-cell table:formula="of:=([.C115]-[.C240])^2/[.C240]" office:value-type="float" office:value="112.492701171539">
            <text:p>112,49</text:p>
          </table:table-cell>
          <table:table-cell table:formula="of:=([.D115]-[.D240])^2/[.D240]" office:value-type="float" office:value="101.278395694496">
            <text:p>101,2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6])/[.$E$128]" office:value-type="float" office:value="682.229225270193">
            <text:p>682,23</text:p>
          </table:table-cell>
          <table:table-cell table:formula="of:=([.D$128]*[.$E116])/[.$E$128]" office:value-type="float" office:value="757.770774729807">
            <text:p>757,77</text:p>
          </table:table-cell>
          <table:table-cell/>
          <table:table-cell table:formula="of:=([.C116]-[.C241])^2/[.C241]" office:value-type="float" office:value="106.674220632365">
            <text:p>106,67</text:p>
          </table:table-cell>
          <table:table-cell table:formula="of:=([.D116]-[.D241])^2/[.D241]" office:value-type="float" office:value="96.0399547267702">
            <text:p>96,0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7])/[.$E$128]" office:value-type="float" office:value="1076.87988127719">
            <text:p>1076,88</text:p>
          </table:table-cell>
          <table:table-cell table:formula="of:=([.D$128]*[.$E117])/[.$E$128]" office:value-type="float" office:value="1196.12011872281">
            <text:p>1196,12</text:p>
          </table:table-cell>
          <table:table-cell/>
          <table:table-cell table:formula="of:=([.C117]-[.C242])^2/[.C242]" office:value-type="float" office:value="358.248128309995">
            <text:p>358,25</text:p>
          </table:table-cell>
          <table:table-cell table:formula="of:=([.D117]-[.D242])^2/[.D242]" office:value-type="float" office:value="322.534665075426">
            <text:p>322,5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8])/[.$E$128]" office:value-type="float" office:value="1060.77169123609">
            <text:p>1060,77</text:p>
          </table:table-cell>
          <table:table-cell table:formula="of:=([.D$128]*[.$E118])/[.$E$128]" office:value-type="float" office:value="1178.22830876392">
            <text:p>1178,23</text:p>
          </table:table-cell>
          <table:table-cell/>
          <table:table-cell table:formula="of:=([.C118]-[.C243])^2/[.C243]" office:value-type="float" office:value="73.5016300484999">
            <text:p>73,5</text:p>
          </table:table-cell>
          <table:table-cell table:formula="of:=([.D118]-[.D243])^2/[.D243]" office:value-type="float" office:value="66.1743125973211">
            <text:p>66,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19])/[.$E$128]" office:value-type="float" office:value="576.104679117052">
            <text:p>576,1</text:p>
          </table:table-cell>
          <table:table-cell table:formula="of:=([.D$128]*[.$E119])/[.$E$128]" office:value-type="float" office:value="639.895320882948">
            <text:p>639,9</text:p>
          </table:table-cell>
          <table:table-cell/>
          <table:table-cell table:formula="of:=([.C119]-[.C244])^2/[.C244]" office:value-type="float" office:value="109.265667026752">
            <text:p>109,27</text:p>
          </table:table-cell>
          <table:table-cell table:formula="of:=([.D119]-[.D244])^2/[.D244]" office:value-type="float" office:value="98.3730619472247">
            <text:p>98,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20])/[.$E$128]" office:value-type="float" office:value="771.771811086906">
            <text:p>771,77</text:p>
          </table:table-cell>
          <table:table-cell table:formula="of:=([.D$128]*[.$E120])/[.$E$128]" office:value-type="float" office:value="857.228188913094">
            <text:p>857,23</text:p>
          </table:table-cell>
          <table:table-cell/>
          <table:table-cell table:formula="of:=([.C120]-[.C245])^2/[.C245]" office:value-type="float" office:value="40.6983391906736">
            <text:p>40,7</text:p>
          </table:table-cell>
          <table:table-cell table:formula="of:=([.D120]-[.D245])^2/[.D245]" office:value-type="float" office:value="36.6411550059277">
            <text:p>36,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21])/[.$E$128]" office:value-type="float" office:value="954.647145082944">
            <text:p>954,65</text:p>
          </table:table-cell>
          <table:table-cell table:formula="of:=([.D$128]*[.$E121])/[.$E$128]" office:value-type="float" office:value="1060.35285491706">
            <text:p>1060,35</text:p>
          </table:table-cell>
          <table:table-cell/>
          <table:table-cell table:formula="of:=([.C121]-[.C246])^2/[.C246]" office:value-type="float" office:value="270.699625964805">
            <text:p>270,7</text:p>
          </table:table-cell>
          <table:table-cell table:formula="of:=([.D121]-[.D246])^2/[.D246]" office:value-type="float" office:value="243.71380140485">
            <text:p>243,7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22])/[.$E$128]" office:value-type="float" office:value="982.599592507209">
            <text:p>982,6</text:p>
          </table:table-cell>
          <table:table-cell table:formula="of:=([.D$128]*[.$E122])/[.$E$128]" office:value-type="float" office:value="1091.40040749279">
            <text:p>1091,4</text:p>
          </table:table-cell>
          <table:table-cell/>
          <table:table-cell table:formula="of:=([.C122]-[.C247])^2/[.C247]" office:value-type="float" office:value="107.76050184012">
            <text:p>107,76</text:p>
          </table:table-cell>
          <table:table-cell table:formula="of:=([.D122]-[.D247])^2/[.D247]" office:value-type="float" office:value="97.0179454483794">
            <text:p>97,0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23])/[.$E$128]" office:value-type="float" office:value="651.434156073969">
            <text:p>651,43</text:p>
          </table:table-cell>
          <table:table-cell table:formula="of:=([.D$128]*[.$E123])/[.$E$128]" office:value-type="float" office:value="723.565843926031">
            <text:p>723,57</text:p>
          </table:table-cell>
          <table:table-cell/>
          <table:table-cell table:formula="of:=([.C123]-[.C248])^2/[.C248]" office:value-type="float" office:value="184.374557361288">
            <text:p>184,37</text:p>
          </table:table-cell>
          <table:table-cell table:formula="of:=([.D123]-[.D248])^2/[.D248]" office:value-type="float" office:value="165.994408365744">
            <text:p>165,9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24])/[.$E$128]" office:value-type="float" office:value="792.143933785946">
            <text:p>792,14</text:p>
          </table:table-cell>
          <table:table-cell table:formula="of:=([.D$128]*[.$E124])/[.$E$128]" office:value-type="float" office:value="879.856066214054">
            <text:p>879,86</text:p>
          </table:table-cell>
          <table:table-cell/>
          <table:table-cell table:formula="of:=([.C124]-[.C249])^2/[.C249]" office:value-type="float" office:value="289.471549765046">
            <text:p>289,47</text:p>
          </table:table-cell>
          <table:table-cell table:formula="of:=([.D124]-[.D249])^2/[.D249]" office:value-type="float" office:value="260.614367457475">
            <text:p>260,6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25])/[.$E$128]" office:value-type="float" office:value="702.601347969234">
            <text:p>702,6</text:p>
          </table:table-cell>
          <table:table-cell table:formula="of:=([.D$128]*[.$E125])/[.$E$128]" office:value-type="float" office:value="780.398652030766">
            <text:p>780,4</text:p>
          </table:table-cell>
          <table:table-cell/>
          <table:table-cell table:formula="of:=([.C125]-[.C250])^2/[.C250]" office:value-type="float" office:value="117.560242985356">
            <text:p>117,56</text:p>
          </table:table-cell>
          <table:table-cell table:formula="of:=([.D125]-[.D250])^2/[.D250]" office:value-type="float" office:value="105.840758404905">
            <text:p>105,8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26])/[.$E$128]" office:value-type="float" office:value="624.429249240357">
            <text:p>624,43</text:p>
          </table:table-cell>
          <table:table-cell table:formula="of:=([.D$128]*[.$E126])/[.$E$128]" office:value-type="float" office:value="693.570750759643">
            <text:p>693,57</text:p>
          </table:table-cell>
          <table:table-cell/>
          <table:table-cell table:formula="of:=([.C126]-[.C251])^2/[.C251]" office:value-type="float" office:value="9.35483106621124">
            <text:p>9,35</text:p>
          </table:table-cell>
          <table:table-cell table:formula="of:=([.D126]-[.D251])^2/[.D251]" office:value-type="float" office:value="8.42225559980255">
            <text:p>8,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C$128]*[.$E127])/[.$E$128]" office:value-type="float" office:value="562.839110847909">
            <text:p>562,84</text:p>
          </table:table-cell>
          <table:table-cell table:formula="of:=([.D$128]*[.$E127])/[.$E$128]" office:value-type="float" office:value="625.160889152091">
            <text:p>625,16</text:p>
          </table:table-cell>
          <table:table-cell/>
          <table:table-cell table:formula="of:=([.C127]-[.C252])^2/[.C252]" office:value-type="float" office:value="63.5738371679692">
            <text:p>63,57</text:p>
          </table:table-cell>
          <table:table-cell table:formula="of:=([.D127]-[.D252])^2/[.D252]" office:value-type="float" office:value="57.2362132783781">
            <text:p>57,24</text:p>
          </table:table-cell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7/05/2010</text:date>, <text:time>17:46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 Morro Cifre</meta:initial-creator>
    <meta:creation-date>2010-04-22T10:36:28.14</meta:creation-date>
    <dc:date>2010-05-07T17:46:37.09</dc:date>
    <dc:creator>Marc Morro Cifre</dc:creator>
    <meta:editing-duration>PT03H27M06S</meta:editing-duration>
    <meta:editing-cycles>6</meta:editing-cycles>
    <meta:generator>OpenOffice.org/3.1$Win32 OpenOffice.org_project/310m11$Build-9399</meta:generator>
    <meta:document-statistic meta:table-count="3" meta:cell-count="9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1.294cm" svg:height="14.325cm" chart:class="chart:scatter" chart:column-mapping="0" chart:style-name="ch1">
        <chart:title svg:x="13.464cm" svg:y="0.287cm" chart:style-name="ch2">
          <text:p>Diagrama de dispersió</text:p>
        </chart:title>
        <chart:plot-area chart:style-name="ch3" table:cell-range-address="Hoja1.C7:Hoja1.D127" chart:data-source-has-labels="both" svg:x="1.049cm" svg:y="1.076cm" svg:width="29.62cm" svg:height="12.878cm">
          <chart:axis chart:dimension="x" chart:name="primary-x" chart:style-name="ch4">
            <chart:title svg:x="14.808cm" svg:y="13.642cm" chart:style-name="ch5">
              <text:p>Habitatges iniciats</text:p>
            </chart:title>
            <chart:categories table:cell-range-address="Hoja1.C8:Hoja1.C127"/>
          </chart:axis>
          <chart:axis chart:dimension="y" chart:name="primary-y" chart:style-name="ch4">
            <chart:title svg:x="0.626cm" svg:y="8.631cm" chart:style-name="ch6">
              <text:p>Habitatges acabats</text:p>
            </chart:title>
          </chart:axis>
          <chart:series chart:style-name="ch7" chart:values-cell-range-address="Hoja1.D8:Hoja1.D127" chart:label-cell-address="Hoja1.D7:Hoja1.D7" chart:class="chart:scatter">
            <chart:domain table:cell-range-address="Hoja1.C8:Hoja1.C127"/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 text:id="Hoja1.D7:Hoja1.D7">Habitatges acabats</text:p>
              </table:table-cell>
            </table:table-row>
          </table:table-header-rows>
          <table:table-rows>
            <table:table-row>
              <table:table-cell office:value-type="string">
                <text:p text:id="Hoja1.C8:Hoja1.C127">993</text:p>
              </table:table-cell>
              <table:table-cell office:value-type="float" office:value="993">
                <text:p text:id="Hoja1.C8:Hoja1.C127">993</text:p>
              </table:table-cell>
              <table:table-cell office:value-type="float" office:value="690">
                <text:p text:id="Hoja1.D8:Hoja1.D127">69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36">
                <text:p>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